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81pt"/>
    </style:style>
    <style:style style:name="co2" style:family="table-column">
      <style:table-column-properties fo:break-before="auto" style:column-width="156.16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137.65pt"/>
    </style:style>
    <style:style style:name="co6" style:family="table-column">
      <style:table-column-properties fo:break-before="auto" style:column-width="582.2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rating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idteam</text:p>
          </table:table-cell>
          <table:table-cell office:value-type="string" calcext:value-type="string">
            <text:p>current_name</text:p>
          </table:table-cell>
          <table:table-cell office:value-type="string" calcext:value-type="string">
            <text:p>base_name</text:p>
          </table:table-cell>
          <table:table-cell office:value-type="string" calcext:value-type="string">
            <text:p>questions_total</text:p>
          </table:table-cell>
          <table:table-cell table:style-name="Default" office:value-type="string" calcext:value-type="string">
            <text:p>tournament_date</text:p>
          </table:table-cell>
          <table:table-cell office:value-type="string" calcext:value-type="string">
            <text:p>tournament_questions_count</text:p>
          </table:table-cell>
          <table:table-cell office:value-type="string" calcext:value-type="string">
            <text:p>tournament_long_nam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coef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float" office:value="54354" calcext:value-type="float">
            <text:p>54354</text:p>
          </table:table-cell>
          <table:table-cell table:number-columns-repeated="2" office:value-type="string" calcext:value-type="string">
            <text:p>Джуманджи</text:p>
          </table:table-cell>
          <table:table-cell office:value-type="float" office:value="17" calcext:value-type="float">
            <text:p>17</text:p>
          </table:table-cell>
          <table:table-cell office:value-type="date" office:date-value="2019-01-11T19:00:00" calcext:value-type="date">
            <text:p>01/11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по спортивному "Что? Где? Когда?" «Коломенский Кремль» 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27089" calcext:value-type="float">
            <text:p>27089</text:p>
          </table:table-cell>
          <table:table-cell table:number-columns-repeated="2" office:value-type="string" calcext:value-type="string">
            <text:p>Фордевинд</text:p>
          </table:table-cell>
          <table:table-cell office:value-type="float" office:value="16" calcext:value-type="float">
            <text:p>16</text:p>
          </table:table-cell>
          <table:table-cell office:value-type="date" office:date-value="2019-01-11T19:00:00" calcext:value-type="date">
            <text:p>01/11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по спортивному "Что? Где? Когда?" «Коломенский Кремль» 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16" calcext:value-type="float">
            <text:p>16</text:p>
          </table:table-cell>
          <table:table-cell office:value-type="date" office:date-value="2019-01-11T19:00:00" calcext:value-type="date">
            <text:p>01/11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по спортивному "Что? Где? Когда?" «Коломенский Кремль» 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14" calcext:value-type="float">
            <text:p>14</text:p>
          </table:table-cell>
          <table:table-cell office:value-type="date" office:date-value="2019-01-11T19:00:00" calcext:value-type="date">
            <text:p>01/11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по спортивному "Что? Где? Когда?" «Коломенский Кремль» 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9002" calcext:value-type="float">
            <text:p>6900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date" office:date-value="2019-01-11T19:00:00" calcext:value-type="date">
            <text:p>01/11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по спортивному "Что? Где? Когда?" «Коломенский Кремль» 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13" calcext:value-type="float">
            <text:p>13</text:p>
          </table:table-cell>
          <table:table-cell office:value-type="date" office:date-value="2019-01-11T19:00:00" calcext:value-type="date">
            <text:p>01/11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по спортивному "Что? Где? Когда?" «Коломенский Кремль» 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number-columns-repeated="2" office:value-type="string" calcext:value-type="string">
            <text:p>Койнфлип</text:p>
          </table:table-cell>
          <table:table-cell office:value-type="float" office:value="13" calcext:value-type="float">
            <text:p>13</text:p>
          </table:table-cell>
          <table:table-cell office:value-type="date" office:date-value="2019-01-11T19:00:00" calcext:value-type="date">
            <text:p>01/11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по спортивному "Что? Где? Когда?" «Коломенский Кремль» 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11" calcext:value-type="float">
            <text:p>11</text:p>
          </table:table-cell>
          <table:table-cell office:value-type="date" office:date-value="2019-01-11T19:00:00" calcext:value-type="date">
            <text:p>01/11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по спортивному "Что? Где? Когда?" «Коломенский Кремль» 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10" calcext:value-type="float">
            <text:p>10</text:p>
          </table:table-cell>
          <table:table-cell office:value-type="date" office:date-value="2019-01-11T19:00:00" calcext:value-type="date">
            <text:p>01/11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по спортивному "Что? Где? Когда?" «Коломенский Кремль» 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0841" calcext:value-type="float">
            <text:p>60841</text:p>
          </table:table-cell>
          <table:table-cell table:number-columns-repeated="2" office:value-type="string" calcext:value-type="string">
            <text:p>Шпажник</text:p>
          </table:table-cell>
          <table:table-cell office:value-type="float" office:value="6" calcext:value-type="float">
            <text:p>6</text:p>
          </table:table-cell>
          <table:table-cell office:value-type="date" office:date-value="2019-01-11T19:00:00" calcext:value-type="date">
            <text:p>01/11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по спортивному "Что? Где? Когда?" «Коломенский Кремль» 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29" calcext:value-type="float">
            <text:p>29</text:p>
          </table:table-cell>
          <table:table-cell office:value-type="date" office:date-value="2019-01-18T19:00:00" calcext:value-type="date">
            <text:p>01/18/19 07:00 P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Азовский бриз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27089" calcext:value-type="float">
            <text:p>27089</text:p>
          </table:table-cell>
          <table:table-cell table:number-columns-repeated="2" office:value-type="string" calcext:value-type="string">
            <text:p>Фордевинд</text:p>
          </table:table-cell>
          <table:table-cell office:value-type="float" office:value="28" calcext:value-type="float">
            <text:p>28</text:p>
          </table:table-cell>
          <table:table-cell office:value-type="date" office:date-value="2019-01-18T19:00:00" calcext:value-type="date">
            <text:p>01/18/19 07:00 P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Азовский бриз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9002" calcext:value-type="float">
            <text:p>6900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date" office:date-value="2019-01-18T19:00:00" calcext:value-type="date">
            <text:p>01/18/19 07:00 P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Азовский бриз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25" calcext:value-type="float">
            <text:p>25</text:p>
          </table:table-cell>
          <table:table-cell office:value-type="date" office:date-value="2019-01-18T19:00:00" calcext:value-type="date">
            <text:p>01/18/19 07:00 P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Азовский бриз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21" calcext:value-type="float">
            <text:p>21</text:p>
          </table:table-cell>
          <table:table-cell office:value-type="date" office:date-value="2019-01-18T19:00:00" calcext:value-type="date">
            <text:p>01/18/19 07:00 P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Азовский бриз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54354" calcext:value-type="float">
            <text:p>54354</text:p>
          </table:table-cell>
          <table:table-cell table:number-columns-repeated="2" office:value-type="string" calcext:value-type="string">
            <text:p>Джуманджи</text:p>
          </table:table-cell>
          <table:table-cell office:value-type="float" office:value="20" calcext:value-type="float">
            <text:p>20</text:p>
          </table:table-cell>
          <table:table-cell office:value-type="date" office:date-value="2019-01-18T19:00:00" calcext:value-type="date">
            <text:p>01/18/19 07:00 P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Азовский бриз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59995" calcext:value-type="float">
            <text:p>59995</text:p>
          </table:table-cell>
          <table:table-cell table:number-columns-repeated="2" office:value-type="string" calcext:value-type="string">
            <text:p>Чёрный хлеб</text:p>
          </table:table-cell>
          <table:table-cell office:value-type="float" office:value="17" calcext:value-type="float">
            <text:p>17</text:p>
          </table:table-cell>
          <table:table-cell office:value-type="date" office:date-value="2019-01-18T19:00:00" calcext:value-type="date">
            <text:p>01/18/19 07:00 P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Азовский бриз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17" calcext:value-type="float">
            <text:p>17</text:p>
          </table:table-cell>
          <table:table-cell office:value-type="date" office:date-value="2019-01-18T19:00:00" calcext:value-type="date">
            <text:p>01/18/19 07:00 P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Азовский бриз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number-columns-repeated="2" office:value-type="string" calcext:value-type="string">
            <text:p>Койнфлип</text:p>
          </table:table-cell>
          <table:table-cell office:value-type="float" office:value="16" calcext:value-type="float">
            <text:p>16</text:p>
          </table:table-cell>
          <table:table-cell office:value-type="date" office:date-value="2019-01-18T19:00:00" calcext:value-type="date">
            <text:p>01/18/19 07:00 P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Азовский бриз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15" calcext:value-type="float">
            <text:p>15</text:p>
          </table:table-cell>
          <table:table-cell office:value-type="date" office:date-value="2019-01-18T19:00:00" calcext:value-type="date">
            <text:p>01/18/19 07:00 P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Азовский бриз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44575" calcext:value-type="float">
            <text:p>44575</text:p>
          </table:table-cell>
          <table:table-cell table:number-columns-repeated="2" office:value-type="string" calcext:value-type="string">
            <text:p>Nobody Knows</text:p>
          </table:table-cell>
          <table:table-cell office:value-type="float" office:value="8" calcext:value-type="float">
            <text:p>8</text:p>
          </table:table-cell>
          <table:table-cell office:value-type="date" office:date-value="2019-01-18T19:00:00" calcext:value-type="date">
            <text:p>01/18/19 07:00 P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Азовский бриз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27089" calcext:value-type="float">
            <text:p>27089</text:p>
          </table:table-cell>
          <table:table-cell table:number-columns-repeated="2" office:value-type="string" calcext:value-type="string">
            <text:p>Фордевинд</text:p>
          </table:table-cell>
          <table:table-cell office:value-type="float" office:value="22" calcext:value-type="float">
            <text:p>22</text:p>
          </table:table-cell>
          <table:table-cell office:value-type="date" office:date-value="2019-01-25T19:05:00" calcext:value-type="date">
            <text:p>01/25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3 игра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20" calcext:value-type="float">
            <text:p>20</text:p>
          </table:table-cell>
          <table:table-cell office:value-type="date" office:date-value="2019-01-25T19:05:00" calcext:value-type="date">
            <text:p>01/25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3 игра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59995" calcext:value-type="float">
            <text:p>59995</text:p>
          </table:table-cell>
          <table:table-cell table:number-columns-repeated="2" office:value-type="string" calcext:value-type="string">
            <text:p>Чёрный хлеб</text:p>
          </table:table-cell>
          <table:table-cell office:value-type="float" office:value="16" calcext:value-type="float">
            <text:p>16</text:p>
          </table:table-cell>
          <table:table-cell office:value-type="date" office:date-value="2019-01-25T19:05:00" calcext:value-type="date">
            <text:p>01/25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3 игра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16" calcext:value-type="float">
            <text:p>16</text:p>
          </table:table-cell>
          <table:table-cell office:value-type="date" office:date-value="2019-01-25T19:05:00" calcext:value-type="date">
            <text:p>01/25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3 игра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16" calcext:value-type="float">
            <text:p>16</text:p>
          </table:table-cell>
          <table:table-cell office:value-type="date" office:date-value="2019-01-25T19:05:00" calcext:value-type="date">
            <text:p>01/25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3 игра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54354" calcext:value-type="float">
            <text:p>54354</text:p>
          </table:table-cell>
          <table:table-cell table:number-columns-repeated="2" office:value-type="string" calcext:value-type="string">
            <text:p>Джуманджи</text:p>
          </table:table-cell>
          <table:table-cell office:value-type="float" office:value="14" calcext:value-type="float">
            <text:p>14</text:p>
          </table:table-cell>
          <table:table-cell office:value-type="date" office:date-value="2019-01-25T19:05:00" calcext:value-type="date">
            <text:p>01/25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3 игра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12" calcext:value-type="float">
            <text:p>12</text:p>
          </table:table-cell>
          <table:table-cell office:value-type="date" office:date-value="2019-01-25T19:05:00" calcext:value-type="date">
            <text:p>01/25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3 игра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12" calcext:value-type="float">
            <text:p>12</text:p>
          </table:table-cell>
          <table:table-cell office:value-type="date" office:date-value="2019-01-25T19:05:00" calcext:value-type="date">
            <text:p>01/25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3 игра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9092" calcext:value-type="float">
            <text:p>69092</text:p>
          </table:table-cell>
          <table:table-cell table:number-columns-repeated="2" office:value-type="string" calcext:value-type="string">
            <text:p>Чужие среди своих</text:p>
          </table:table-cell>
          <table:table-cell office:value-type="float" office:value="11" calcext:value-type="float">
            <text:p>11</text:p>
          </table:table-cell>
          <table:table-cell office:value-type="date" office:date-value="2019-01-25T19:05:00" calcext:value-type="date">
            <text:p>01/25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3 игра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44575" calcext:value-type="float">
            <text:p>44575</text:p>
          </table:table-cell>
          <table:table-cell table:number-columns-repeated="2" office:value-type="string" calcext:value-type="string">
            <text:p>Nobody Knows</text:p>
          </table:table-cell>
          <table:table-cell office:value-type="float" office:value="10" calcext:value-type="float">
            <text:p>10</text:p>
          </table:table-cell>
          <table:table-cell office:value-type="date" office:date-value="2019-01-25T19:05:00" calcext:value-type="date">
            <text:p>01/25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3 игра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0659" calcext:value-type="float">
            <text:p>60659</text:p>
          </table:table-cell>
          <table:table-cell table:number-columns-repeated="2" office:value-type="string" calcext:value-type="string">
            <text:p>Зашли погреться</text:p>
          </table:table-cell>
          <table:table-cell office:value-type="float" office:value="10" calcext:value-type="float">
            <text:p>10</text:p>
          </table:table-cell>
          <table:table-cell office:value-type="date" office:date-value="2019-01-25T19:05:00" calcext:value-type="date">
            <text:p>01/25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3 игра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number-columns-repeated="2" office:value-type="string" calcext:value-type="string">
            <text:p>Койнфлип</text:p>
          </table:table-cell>
          <table:table-cell office:value-type="float" office:value="8" calcext:value-type="float">
            <text:p>8</text:p>
          </table:table-cell>
          <table:table-cell office:value-type="date" office:date-value="2019-01-25T19:05:00" calcext:value-type="date">
            <text:p>01/25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3 игра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21" calcext:value-type="float">
            <text:p>21</text:p>
          </table:table-cell>
          <table:table-cell office:value-type="date" office:date-value="2019-02-01T19:00:00" calcext:value-type="date">
            <text:p>02/01/19 07:00 P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Синхрон Моносова</text:p>
          </table:table-cell>
          <table:table-cell office:value-type="float" office:value="4.8" calcext:value-type="float">
            <text:p>4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27089" calcext:value-type="float">
            <text:p>27089</text:p>
          </table:table-cell>
          <table:table-cell table:number-columns-repeated="2" office:value-type="string" calcext:value-type="string">
            <text:p>Фордевинд</text:p>
          </table:table-cell>
          <table:table-cell office:value-type="float" office:value="18" calcext:value-type="float">
            <text:p>18</text:p>
          </table:table-cell>
          <table:table-cell office:value-type="date" office:date-value="2019-02-01T19:00:00" calcext:value-type="date">
            <text:p>02/01/19 07:00 P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Синхрон Моносова</text:p>
          </table:table-cell>
          <table:table-cell office:value-type="float" office:value="4.8" calcext:value-type="float">
            <text:p>4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15" calcext:value-type="float">
            <text:p>15</text:p>
          </table:table-cell>
          <table:table-cell office:value-type="date" office:date-value="2019-02-01T19:00:00" calcext:value-type="date">
            <text:p>02/01/19 07:00 P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Синхрон Моносова</text:p>
          </table:table-cell>
          <table:table-cell office:value-type="float" office:value="4.8" calcext:value-type="float">
            <text:p>4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12" calcext:value-type="float">
            <text:p>12</text:p>
          </table:table-cell>
          <table:table-cell office:value-type="date" office:date-value="2019-02-01T19:00:00" calcext:value-type="date">
            <text:p>02/01/19 07:00 P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Синхрон Моносова</text:p>
          </table:table-cell>
          <table:table-cell office:value-type="float" office:value="4.8" calcext:value-type="float">
            <text:p>4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54354" calcext:value-type="float">
            <text:p>54354</text:p>
          </table:table-cell>
          <table:table-cell table:number-columns-repeated="2" office:value-type="string" calcext:value-type="string">
            <text:p>Джуманджи</text:p>
          </table:table-cell>
          <table:table-cell office:value-type="float" office:value="11" calcext:value-type="float">
            <text:p>11</text:p>
          </table:table-cell>
          <table:table-cell office:value-type="date" office:date-value="2019-02-01T19:00:00" calcext:value-type="date">
            <text:p>02/01/19 07:00 P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Синхрон Моносова</text:p>
          </table:table-cell>
          <table:table-cell office:value-type="float" office:value="4.8" calcext:value-type="float">
            <text:p>4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9002" calcext:value-type="float">
            <text:p>6900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date" office:date-value="2019-02-01T19:00:00" calcext:value-type="date">
            <text:p>02/01/19 07:00 P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Синхрон Моносова</text:p>
          </table:table-cell>
          <table:table-cell office:value-type="float" office:value="4.8" calcext:value-type="float">
            <text:p>4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44575" calcext:value-type="float">
            <text:p>44575</text:p>
          </table:table-cell>
          <table:table-cell table:number-columns-repeated="2" office:value-type="string" calcext:value-type="string">
            <text:p>Nobody Knows</text:p>
          </table:table-cell>
          <table:table-cell office:value-type="float" office:value="10" calcext:value-type="float">
            <text:p>10</text:p>
          </table:table-cell>
          <table:table-cell office:value-type="date" office:date-value="2019-02-01T19:00:00" calcext:value-type="date">
            <text:p>02/01/19 07:00 P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Синхрон Моносова</text:p>
          </table:table-cell>
          <table:table-cell office:value-type="float" office:value="4.8" calcext:value-type="float">
            <text:p>4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59995" calcext:value-type="float">
            <text:p>59995</text:p>
          </table:table-cell>
          <table:table-cell table:number-columns-repeated="2" office:value-type="string" calcext:value-type="string">
            <text:p>Чёрный хлеб</text:p>
          </table:table-cell>
          <table:table-cell office:value-type="float" office:value="9" calcext:value-type="float">
            <text:p>9</text:p>
          </table:table-cell>
          <table:table-cell office:value-type="date" office:date-value="2019-02-01T19:00:00" calcext:value-type="date">
            <text:p>02/01/19 07:00 P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Синхрон Моносова</text:p>
          </table:table-cell>
          <table:table-cell office:value-type="float" office:value="4.8" calcext:value-type="float">
            <text:p>4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8" calcext:value-type="float">
            <text:p>8</text:p>
          </table:table-cell>
          <table:table-cell office:value-type="date" office:date-value="2019-02-01T19:00:00" calcext:value-type="date">
            <text:p>02/01/19 07:00 P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Синхрон Моносова</text:p>
          </table:table-cell>
          <table:table-cell office:value-type="float" office:value="4.8" calcext:value-type="float">
            <text:p>4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7502" calcext:value-type="float">
            <text:p>67502</text:p>
          </table:table-cell>
          <table:table-cell table:number-columns-repeated="2" office:value-type="string" calcext:value-type="string">
            <text:p>Бригада пролетарского гнева</text:p>
          </table:table-cell>
          <table:table-cell office:value-type="float" office:value="7" calcext:value-type="float">
            <text:p>7</text:p>
          </table:table-cell>
          <table:table-cell office:value-type="date" office:date-value="2019-02-01T19:00:00" calcext:value-type="date">
            <text:p>02/01/19 07:00 P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Синхрон Моносова</text:p>
          </table:table-cell>
          <table:table-cell office:value-type="float" office:value="4.8" calcext:value-type="float">
            <text:p>4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number-columns-repeated="2" office:value-type="string" calcext:value-type="string">
            <text:p>Койнфлип</text:p>
          </table:table-cell>
          <table:table-cell office:value-type="float" office:value="6" calcext:value-type="float">
            <text:p>6</text:p>
          </table:table-cell>
          <table:table-cell office:value-type="date" office:date-value="2019-02-01T19:00:00" calcext:value-type="date">
            <text:p>02/01/19 07:00 P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Синхрон Моносова</text:p>
          </table:table-cell>
          <table:table-cell office:value-type="float" office:value="4.8" calcext:value-type="float">
            <text:p>4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27089" calcext:value-type="float">
            <text:p>27089</text:p>
          </table:table-cell>
          <table:table-cell table:number-columns-repeated="2" office:value-type="string" calcext:value-type="string">
            <text:p>Фордевинд</text:p>
          </table:table-cell>
          <table:table-cell office:value-type="float" office:value="20" calcext:value-type="float">
            <text:p>20</text:p>
          </table:table-cell>
          <table:table-cell office:value-type="date" office:date-value="2019-02-08T18:55:00" calcext:value-type="date">
            <text:p>02/08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I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54354" calcext:value-type="float">
            <text:p>54354</text:p>
          </table:table-cell>
          <table:table-cell table:number-columns-repeated="2" office:value-type="string" calcext:value-type="string">
            <text:p>Джуманджи</text:p>
          </table:table-cell>
          <table:table-cell office:value-type="float" office:value="18" calcext:value-type="float">
            <text:p>18</text:p>
          </table:table-cell>
          <table:table-cell office:value-type="date" office:date-value="2019-02-08T18:55:00" calcext:value-type="date">
            <text:p>02/08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I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9002" calcext:value-type="float">
            <text:p>6900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date" office:date-value="2019-02-08T18:55:00" calcext:value-type="date">
            <text:p>02/08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I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16" calcext:value-type="float">
            <text:p>16</text:p>
          </table:table-cell>
          <table:table-cell office:value-type="date" office:date-value="2019-02-08T18:55:00" calcext:value-type="date">
            <text:p>02/08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I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16" calcext:value-type="float">
            <text:p>16</text:p>
          </table:table-cell>
          <table:table-cell office:value-type="date" office:date-value="2019-02-08T18:55:00" calcext:value-type="date">
            <text:p>02/08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I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16" calcext:value-type="float">
            <text:p>16</text:p>
          </table:table-cell>
          <table:table-cell office:value-type="date" office:date-value="2019-02-08T18:55:00" calcext:value-type="date">
            <text:p>02/08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I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14" calcext:value-type="float">
            <text:p>14</text:p>
          </table:table-cell>
          <table:table-cell office:value-type="date" office:date-value="2019-02-08T18:55:00" calcext:value-type="date">
            <text:p>02/08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I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59995" calcext:value-type="float">
            <text:p>59995</text:p>
          </table:table-cell>
          <table:table-cell table:number-columns-repeated="2" office:value-type="string" calcext:value-type="string">
            <text:p>Чёрный хлеб</text:p>
          </table:table-cell>
          <table:table-cell office:value-type="float" office:value="13" calcext:value-type="float">
            <text:p>13</text:p>
          </table:table-cell>
          <table:table-cell office:value-type="date" office:date-value="2019-02-08T18:55:00" calcext:value-type="date">
            <text:p>02/08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I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number-columns-repeated="2" office:value-type="string" calcext:value-type="string">
            <text:p>Койнфлип</text:p>
          </table:table-cell>
          <table:table-cell office:value-type="float" office:value="13" calcext:value-type="float">
            <text:p>13</text:p>
          </table:table-cell>
          <table:table-cell office:value-type="date" office:date-value="2019-02-08T18:55:00" calcext:value-type="date">
            <text:p>02/08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I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44575" calcext:value-type="float">
            <text:p>44575</text:p>
          </table:table-cell>
          <table:table-cell table:number-columns-repeated="2" office:value-type="string" calcext:value-type="string">
            <text:p>Nobody Knows</text:p>
          </table:table-cell>
          <table:table-cell office:value-type="float" office:value="12" calcext:value-type="float">
            <text:p>12</text:p>
          </table:table-cell>
          <table:table-cell office:value-type="date" office:date-value="2019-02-08T18:55:00" calcext:value-type="date">
            <text:p>02/08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I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9299" calcext:value-type="float">
            <text:p>69299</text:p>
          </table:table-cell>
          <table:table-cell table:number-columns-repeated="2" office:value-type="string" calcext:value-type="string">
            <text:p>Чуни-муни</text:p>
          </table:table-cell>
          <table:table-cell office:value-type="float" office:value="12" calcext:value-type="float">
            <text:p>12</text:p>
          </table:table-cell>
          <table:table-cell office:value-type="date" office:date-value="2019-02-08T18:55:00" calcext:value-type="date">
            <text:p>02/08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I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0659" calcext:value-type="float">
            <text:p>60659</text:p>
          </table:table-cell>
          <table:table-cell table:number-columns-repeated="2" office:value-type="string" calcext:value-type="string">
            <text:p>Зашли погреться</text:p>
          </table:table-cell>
          <table:table-cell office:value-type="float" office:value="11" calcext:value-type="float">
            <text:p>11</text:p>
          </table:table-cell>
          <table:table-cell office:value-type="date" office:date-value="2019-02-08T18:55:00" calcext:value-type="date">
            <text:p>02/08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I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11" calcext:value-type="float">
            <text:p>11</text:p>
          </table:table-cell>
          <table:table-cell office:value-type="date" office:date-value="2019-02-08T18:55:00" calcext:value-type="date">
            <text:p>02/08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I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9092" calcext:value-type="float">
            <text:p>69092</text:p>
          </table:table-cell>
          <table:table-cell table:number-columns-repeated="2" office:value-type="string" calcext:value-type="string">
            <text:p>Чужие среди своих</text:p>
          </table:table-cell>
          <table:table-cell office:value-type="float" office:value="8" calcext:value-type="float">
            <text:p>8</text:p>
          </table:table-cell>
          <table:table-cell office:value-type="date" office:date-value="2019-02-08T18:55:00" calcext:value-type="date">
            <text:p>02/08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I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23" calcext:value-type="float">
            <text:p>23</text:p>
          </table:table-cell>
          <table:table-cell office:value-type="date" office:date-value="2019-02-15T20:00:00" calcext:value-type="date">
            <text:p>02/15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 Открытый всероссийский синхронный чемпионат. 6 этап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27089" calcext:value-type="float">
            <text:p>27089</text:p>
          </table:table-cell>
          <table:table-cell table:number-columns-repeated="2" office:value-type="string" calcext:value-type="string">
            <text:p>Фордевинд</text:p>
          </table:table-cell>
          <table:table-cell office:value-type="float" office:value="21" calcext:value-type="float">
            <text:p>21</text:p>
          </table:table-cell>
          <table:table-cell office:value-type="date" office:date-value="2019-02-15T20:00:00" calcext:value-type="date">
            <text:p>02/15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 Открытый всероссийский синхронный чемпионат. 6 этап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21" calcext:value-type="float">
            <text:p>21</text:p>
          </table:table-cell>
          <table:table-cell office:value-type="date" office:date-value="2019-02-15T20:00:00" calcext:value-type="date">
            <text:p>02/15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 Открытый всероссийский синхронный чемпионат. 6 этап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15" calcext:value-type="float">
            <text:p>15</text:p>
          </table:table-cell>
          <table:table-cell office:value-type="date" office:date-value="2019-02-15T20:00:00" calcext:value-type="date">
            <text:p>02/15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 Открытый всероссийский синхронный чемпионат. 6 этап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54354" calcext:value-type="float">
            <text:p>54354</text:p>
          </table:table-cell>
          <table:table-cell table:number-columns-repeated="2" office:value-type="string" calcext:value-type="string">
            <text:p>Джуманджи</text:p>
          </table:table-cell>
          <table:table-cell office:value-type="float" office:value="14" calcext:value-type="float">
            <text:p>14</text:p>
          </table:table-cell>
          <table:table-cell office:value-type="date" office:date-value="2019-02-15T20:00:00" calcext:value-type="date">
            <text:p>02/15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 Открытый всероссийский синхронный чемпионат. 6 этап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9002" calcext:value-type="float">
            <text:p>6900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date" office:date-value="2019-02-15T20:00:00" calcext:value-type="date">
            <text:p>02/15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 Открытый всероссийский синхронный чемпионат. 6 этап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13" calcext:value-type="float">
            <text:p>13</text:p>
          </table:table-cell>
          <table:table-cell office:value-type="date" office:date-value="2019-02-15T20:00:00" calcext:value-type="date">
            <text:p>02/15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 Открытый всероссийский синхронный чемпионат. 6 этап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12" calcext:value-type="float">
            <text:p>12</text:p>
          </table:table-cell>
          <table:table-cell office:value-type="date" office:date-value="2019-02-15T20:00:00" calcext:value-type="date">
            <text:p>02/15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 Открытый всероссийский синхронный чемпионат. 6 этап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number-columns-repeated="2" office:value-type="string" calcext:value-type="string">
            <text:p>Койнфлип</text:p>
          </table:table-cell>
          <table:table-cell office:value-type="float" office:value="8" calcext:value-type="float">
            <text:p>8</text:p>
          </table:table-cell>
          <table:table-cell office:value-type="date" office:date-value="2019-02-15T20:00:00" calcext:value-type="date">
            <text:p>02/15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 Открытый всероссийский синхронный чемпионат. 6 этап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59995" calcext:value-type="float">
            <text:p>59995</text:p>
          </table:table-cell>
          <table:table-cell table:number-columns-repeated="2" office:value-type="string" calcext:value-type="string">
            <text:p>Чёрный хлеб</text:p>
          </table:table-cell>
          <table:table-cell office:value-type="float" office:value="7" calcext:value-type="float">
            <text:p>7</text:p>
          </table:table-cell>
          <table:table-cell office:value-type="date" office:date-value="2019-02-15T20:00:00" calcext:value-type="date">
            <text:p>02/15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 Открытый всероссийский синхронный чемпионат. 6 этап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9092" calcext:value-type="float">
            <text:p>69092</text:p>
          </table:table-cell>
          <table:table-cell table:number-columns-repeated="2" office:value-type="string" calcext:value-type="string">
            <text:p>Чужие среди своих</text:p>
          </table:table-cell>
          <table:table-cell office:value-type="float" office:value="6" calcext:value-type="float">
            <text:p>6</text:p>
          </table:table-cell>
          <table:table-cell office:value-type="date" office:date-value="2019-02-15T20:00:00" calcext:value-type="date">
            <text:p>02/15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 Открытый всероссийский синхронный чемпионат. 6 этап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44575" calcext:value-type="float">
            <text:p>44575</text:p>
          </table:table-cell>
          <table:table-cell table:number-columns-repeated="2" office:value-type="string" calcext:value-type="string">
            <text:p>Nobody Knows</text:p>
          </table:table-cell>
          <table:table-cell office:value-type="float" office:value="4" calcext:value-type="float">
            <text:p>4</text:p>
          </table:table-cell>
          <table:table-cell office:value-type="date" office:date-value="2019-02-15T20:00:00" calcext:value-type="date">
            <text:p>02/15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 Открытый всероссийский синхронный чемпионат. 6 этап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23" calcext:value-type="float">
            <text:p>23</text:p>
          </table:table-cell>
          <table:table-cell office:value-type="date" office:date-value="2019-02-22T20:00:00" calcext:value-type="date">
            <text:p>02/22/19 08:00 P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Синхронный турнир "Шестая октава: СИ-Мажор"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27089" calcext:value-type="float">
            <text:p>27089</text:p>
          </table:table-cell>
          <table:table-cell table:number-columns-repeated="2" office:value-type="string" calcext:value-type="string">
            <text:p>Фордевинд</text:p>
          </table:table-cell>
          <table:table-cell office:value-type="float" office:value="21" calcext:value-type="float">
            <text:p>21</text:p>
          </table:table-cell>
          <table:table-cell office:value-type="date" office:date-value="2019-02-22T20:00:00" calcext:value-type="date">
            <text:p>02/22/19 08:00 P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Синхронный турнир "Шестая октава: СИ-Мажор"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19" calcext:value-type="float">
            <text:p>19</text:p>
          </table:table-cell>
          <table:table-cell office:value-type="date" office:date-value="2019-02-22T20:00:00" calcext:value-type="date">
            <text:p>02/22/19 08:00 P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Синхронный турнир "Шестая октава: СИ-Мажор"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18" calcext:value-type="float">
            <text:p>18</text:p>
          </table:table-cell>
          <table:table-cell office:value-type="date" office:date-value="2019-02-22T20:00:00" calcext:value-type="date">
            <text:p>02/22/19 08:00 P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Синхронный турнир "Шестая октава: СИ-Мажор"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9002" calcext:value-type="float">
            <text:p>6900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date" office:date-value="2019-02-22T20:00:00" calcext:value-type="date">
            <text:p>02/22/19 08:00 P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Синхронный турнир "Шестая октава: СИ-Мажор"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59995" calcext:value-type="float">
            <text:p>59995</text:p>
          </table:table-cell>
          <table:table-cell table:number-columns-repeated="2" office:value-type="string" calcext:value-type="string">
            <text:p>Чёрный хлеб</text:p>
          </table:table-cell>
          <table:table-cell office:value-type="float" office:value="16" calcext:value-type="float">
            <text:p>16</text:p>
          </table:table-cell>
          <table:table-cell office:value-type="date" office:date-value="2019-02-22T20:00:00" calcext:value-type="date">
            <text:p>02/22/19 08:00 P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Синхронный турнир "Шестая октава: СИ-Мажор"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12" calcext:value-type="float">
            <text:p>12</text:p>
          </table:table-cell>
          <table:table-cell office:value-type="date" office:date-value="2019-02-22T20:00:00" calcext:value-type="date">
            <text:p>02/22/19 08:00 P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Синхронный турнир "Шестая октава: СИ-Мажор"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7502" calcext:value-type="float">
            <text:p>67502</text:p>
          </table:table-cell>
          <table:table-cell table:number-columns-repeated="2" office:value-type="string" calcext:value-type="string">
            <text:p>Бригада пролетарского гнева</text:p>
          </table:table-cell>
          <table:table-cell office:value-type="float" office:value="12" calcext:value-type="float">
            <text:p>12</text:p>
          </table:table-cell>
          <table:table-cell office:value-type="date" office:date-value="2019-02-22T20:00:00" calcext:value-type="date">
            <text:p>02/22/19 08:00 P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Синхронный турнир "Шестая октава: СИ-Мажор"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11" calcext:value-type="float">
            <text:p>11</text:p>
          </table:table-cell>
          <table:table-cell office:value-type="date" office:date-value="2019-02-22T20:00:00" calcext:value-type="date">
            <text:p>02/22/19 08:00 P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Синхронный турнир "Шестая октава: СИ-Мажор"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9092" calcext:value-type="float">
            <text:p>69092</text:p>
          </table:table-cell>
          <table:table-cell table:number-columns-repeated="2" office:value-type="string" calcext:value-type="string">
            <text:p>Чужие среди своих</text:p>
          </table:table-cell>
          <table:table-cell office:value-type="float" office:value="11" calcext:value-type="float">
            <text:p>11</text:p>
          </table:table-cell>
          <table:table-cell office:value-type="date" office:date-value="2019-02-22T20:00:00" calcext:value-type="date">
            <text:p>02/22/19 08:00 P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Синхронный турнир "Шестая октава: СИ-Мажор"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44575" calcext:value-type="float">
            <text:p>44575</text:p>
          </table:table-cell>
          <table:table-cell table:number-columns-repeated="2" office:value-type="string" calcext:value-type="string">
            <text:p>Nobody Knows</text:p>
          </table:table-cell>
          <table:table-cell office:value-type="float" office:value="8" calcext:value-type="float">
            <text:p>8</text:p>
          </table:table-cell>
          <table:table-cell office:value-type="date" office:date-value="2019-02-22T20:00:00" calcext:value-type="date">
            <text:p>02/22/19 08:00 P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Синхронный турнир "Шестая октава: СИ-Мажор"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number-columns-repeated="2" office:value-type="string" calcext:value-type="string">
            <text:p>Койнфлип</text:p>
          </table:table-cell>
          <table:table-cell office:value-type="float" office:value="7" calcext:value-type="float">
            <text:p>7</text:p>
          </table:table-cell>
          <table:table-cell office:value-type="date" office:date-value="2019-02-22T20:00:00" calcext:value-type="date">
            <text:p>02/22/19 08:00 P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Синхронный турнир "Шестая октава: СИ-Мажор"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9631" calcext:value-type="float">
            <text:p>69631</text:p>
          </table:table-cell>
          <table:table-cell table:number-columns-repeated="2" office:value-type="string" calcext:value-type="string">
            <text:p>Дед Мазай и зайцы</text:p>
          </table:table-cell>
          <table:table-cell office:value-type="float" office:value="6" calcext:value-type="float">
            <text:p>6</text:p>
          </table:table-cell>
          <table:table-cell office:value-type="date" office:date-value="2019-02-22T20:00:00" calcext:value-type="date">
            <text:p>02/22/19 08:00 P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Синхронный турнир "Шестая октава: СИ-Мажор"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6042" calcext:value-type="float">
            <text:p>66042</text:p>
          </table:table-cell>
          <table:table-cell table:number-columns-repeated="2" office:value-type="string" calcext:value-type="string">
            <text:p>Суслики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22T20:00:00" calcext:value-type="date">
            <text:p>02/22/19 08:00 P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Синхронный турнир "Шестая октава: СИ-Мажор"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27089" calcext:value-type="float">
            <text:p>27089</text:p>
          </table:table-cell>
          <table:table-cell table:number-columns-repeated="2" office:value-type="string" calcext:value-type="string">
            <text:p>Фордевинд</text:p>
          </table:table-cell>
          <table:table-cell office:value-type="float" office:value="20" calcext:value-type="float">
            <text:p>20</text:p>
          </table:table-cell>
          <table:table-cell office:value-type="date" office:date-value="2019-03-01T19:05:00" calcext:value-type="date">
            <text:p>03/01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4 игра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20" calcext:value-type="float">
            <text:p>20</text:p>
          </table:table-cell>
          <table:table-cell office:value-type="date" office:date-value="2019-03-01T19:05:00" calcext:value-type="date">
            <text:p>03/01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4 игра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15" calcext:value-type="float">
            <text:p>15</text:p>
          </table:table-cell>
          <table:table-cell office:value-type="date" office:date-value="2019-03-01T19:05:00" calcext:value-type="date">
            <text:p>03/01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4 игра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15" calcext:value-type="float">
            <text:p>15</text:p>
          </table:table-cell>
          <table:table-cell office:value-type="date" office:date-value="2019-03-01T19:05:00" calcext:value-type="date">
            <text:p>03/01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4 игра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9002" calcext:value-type="float">
            <text:p>6900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date" office:date-value="2019-03-01T19:05:00" calcext:value-type="date">
            <text:p>03/01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4 игра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14" calcext:value-type="float">
            <text:p>14</text:p>
          </table:table-cell>
          <table:table-cell office:value-type="date" office:date-value="2019-03-01T19:05:00" calcext:value-type="date">
            <text:p>03/01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4 игра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number-columns-repeated="2" office:value-type="string" calcext:value-type="string">
            <text:p>Койнфлип</text:p>
          </table:table-cell>
          <table:table-cell office:value-type="float" office:value="14" calcext:value-type="float">
            <text:p>14</text:p>
          </table:table-cell>
          <table:table-cell office:value-type="date" office:date-value="2019-03-01T19:05:00" calcext:value-type="date">
            <text:p>03/01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4 игра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12" calcext:value-type="float">
            <text:p>12</text:p>
          </table:table-cell>
          <table:table-cell office:value-type="date" office:date-value="2019-03-01T19:05:00" calcext:value-type="date">
            <text:p>03/01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4 игра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54354" calcext:value-type="float">
            <text:p>54354</text:p>
          </table:table-cell>
          <table:table-cell table:number-columns-repeated="2" office:value-type="string" calcext:value-type="string">
            <text:p>Джуманджи</text:p>
          </table:table-cell>
          <table:table-cell office:value-type="float" office:value="9" calcext:value-type="float">
            <text:p>9</text:p>
          </table:table-cell>
          <table:table-cell office:value-type="date" office:date-value="2019-03-01T19:05:00" calcext:value-type="date">
            <text:p>03/01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4 игра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59995" calcext:value-type="float">
            <text:p>59995</text:p>
          </table:table-cell>
          <table:table-cell table:number-columns-repeated="2" office:value-type="string" calcext:value-type="string">
            <text:p>Чёрный хлеб</text:p>
          </table:table-cell>
          <table:table-cell office:value-type="float" office:value="9" calcext:value-type="float">
            <text:p>9</text:p>
          </table:table-cell>
          <table:table-cell office:value-type="date" office:date-value="2019-03-01T19:05:00" calcext:value-type="date">
            <text:p>03/01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4 игра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7502" calcext:value-type="float">
            <text:p>67502</text:p>
          </table:table-cell>
          <table:table-cell table:number-columns-repeated="2" office:value-type="string" calcext:value-type="string">
            <text:p>Бригада пролетарского гнева</text:p>
          </table:table-cell>
          <table:table-cell office:value-type="float" office:value="9" calcext:value-type="float">
            <text:p>9</text:p>
          </table:table-cell>
          <table:table-cell office:value-type="date" office:date-value="2019-03-01T19:05:00" calcext:value-type="date">
            <text:p>03/01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4 игра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9092" calcext:value-type="float">
            <text:p>69092</text:p>
          </table:table-cell>
          <table:table-cell table:number-columns-repeated="2" office:value-type="string" calcext:value-type="string">
            <text:p>Чужие среди своих</text:p>
          </table:table-cell>
          <table:table-cell office:value-type="float" office:value="8" calcext:value-type="float">
            <text:p>8</text:p>
          </table:table-cell>
          <table:table-cell office:value-type="date" office:date-value="2019-03-01T19:05:00" calcext:value-type="date">
            <text:p>03/01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4 игра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44575" calcext:value-type="float">
            <text:p>44575</text:p>
          </table:table-cell>
          <table:table-cell table:number-columns-repeated="2" office:value-type="string" calcext:value-type="string">
            <text:p>Nobody Knows</text:p>
          </table:table-cell>
          <table:table-cell office:value-type="float" office:value="7" calcext:value-type="float">
            <text:p>7</text:p>
          </table:table-cell>
          <table:table-cell office:value-type="date" office:date-value="2019-03-01T19:05:00" calcext:value-type="date">
            <text:p>03/01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4 игра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9631" calcext:value-type="float">
            <text:p>69631</text:p>
          </table:table-cell>
          <table:table-cell table:number-columns-repeated="2" office:value-type="string" calcext:value-type="string">
            <text:p>Дед Мазай и зайцы</text:p>
          </table:table-cell>
          <table:table-cell office:value-type="float" office:value="4" calcext:value-type="float">
            <text:p>4</text:p>
          </table:table-cell>
          <table:table-cell office:value-type="date" office:date-value="2019-03-01T19:05:00" calcext:value-type="date">
            <text:p>03/01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4 игра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23" calcext:value-type="float">
            <text:p>23</text:p>
          </table:table-cell>
          <table:table-cell office:value-type="date" office:date-value="2019-03-08T18:55:00" calcext:value-type="date">
            <text:p>03/08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II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number-columns-repeated="2" office:value-type="string" calcext:value-type="string">
            <text:p>Койнфлип</text:p>
          </table:table-cell>
          <table:table-cell office:value-type="float" office:value="22" calcext:value-type="float">
            <text:p>22</text:p>
          </table:table-cell>
          <table:table-cell office:value-type="date" office:date-value="2019-03-08T18:55:00" calcext:value-type="date">
            <text:p>03/08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II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27089" calcext:value-type="float">
            <text:p>27089</text:p>
          </table:table-cell>
          <table:table-cell table:number-columns-repeated="2" office:value-type="string" calcext:value-type="string">
            <text:p>Фордевинд</text:p>
          </table:table-cell>
          <table:table-cell office:value-type="float" office:value="21" calcext:value-type="float">
            <text:p>21</text:p>
          </table:table-cell>
          <table:table-cell office:value-type="date" office:date-value="2019-03-08T18:55:00" calcext:value-type="date">
            <text:p>03/08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II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20" calcext:value-type="float">
            <text:p>20</text:p>
          </table:table-cell>
          <table:table-cell office:value-type="date" office:date-value="2019-03-08T18:55:00" calcext:value-type="date">
            <text:p>03/08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II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9002" calcext:value-type="float">
            <text:p>6900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date" office:date-value="2019-03-08T18:55:00" calcext:value-type="date">
            <text:p>03/08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II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59995" calcext:value-type="float">
            <text:p>59995</text:p>
          </table:table-cell>
          <table:table-cell table:number-columns-repeated="2" office:value-type="string" calcext:value-type="string">
            <text:p>Чёрный хлеб</text:p>
          </table:table-cell>
          <table:table-cell office:value-type="float" office:value="18" calcext:value-type="float">
            <text:p>18</text:p>
          </table:table-cell>
          <table:table-cell office:value-type="date" office:date-value="2019-03-08T18:55:00" calcext:value-type="date">
            <text:p>03/08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II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0659" calcext:value-type="float">
            <text:p>60659</text:p>
          </table:table-cell>
          <table:table-cell table:number-columns-repeated="2" office:value-type="string" calcext:value-type="string">
            <text:p>Зашли погреться</text:p>
          </table:table-cell>
          <table:table-cell office:value-type="float" office:value="17" calcext:value-type="float">
            <text:p>17</text:p>
          </table:table-cell>
          <table:table-cell office:value-type="date" office:date-value="2019-03-08T18:55:00" calcext:value-type="date">
            <text:p>03/08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II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17" calcext:value-type="float">
            <text:p>17</text:p>
          </table:table-cell>
          <table:table-cell office:value-type="date" office:date-value="2019-03-08T18:55:00" calcext:value-type="date">
            <text:p>03/08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II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7502" calcext:value-type="float">
            <text:p>67502</text:p>
          </table:table-cell>
          <table:table-cell table:number-columns-repeated="2" office:value-type="string" calcext:value-type="string">
            <text:p>Бригада пролетарского гнева</text:p>
          </table:table-cell>
          <table:table-cell office:value-type="float" office:value="17" calcext:value-type="float">
            <text:p>17</text:p>
          </table:table-cell>
          <table:table-cell office:value-type="date" office:date-value="2019-03-08T18:55:00" calcext:value-type="date">
            <text:p>03/08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II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15" calcext:value-type="float">
            <text:p>15</text:p>
          </table:table-cell>
          <table:table-cell office:value-type="date" office:date-value="2019-03-08T18:55:00" calcext:value-type="date">
            <text:p>03/08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II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14" calcext:value-type="float">
            <text:p>14</text:p>
          </table:table-cell>
          <table:table-cell office:value-type="date" office:date-value="2019-03-08T18:55:00" calcext:value-type="date">
            <text:p>03/08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II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44575" calcext:value-type="float">
            <text:p>44575</text:p>
          </table:table-cell>
          <table:table-cell table:number-columns-repeated="2" office:value-type="string" calcext:value-type="string">
            <text:p>Nobody Knows</text:p>
          </table:table-cell>
          <table:table-cell office:value-type="float" office:value="11" calcext:value-type="float">
            <text:p>11</text:p>
          </table:table-cell>
          <table:table-cell office:value-type="date" office:date-value="2019-03-08T18:55:00" calcext:value-type="date">
            <text:p>03/08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II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9631" calcext:value-type="float">
            <text:p>69631</text:p>
          </table:table-cell>
          <table:table-cell table:number-columns-repeated="2" office:value-type="string" calcext:value-type="string">
            <text:p>Дед Мазай и зайцы</text:p>
          </table:table-cell>
          <table:table-cell office:value-type="float" office:value="11" calcext:value-type="float">
            <text:p>11</text:p>
          </table:table-cell>
          <table:table-cell office:value-type="date" office:date-value="2019-03-08T18:55:00" calcext:value-type="date">
            <text:p>03/08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II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9092" calcext:value-type="float">
            <text:p>69092</text:p>
          </table:table-cell>
          <table:table-cell table:number-columns-repeated="2" office:value-type="string" calcext:value-type="string">
            <text:p>Чужие среди своих</text:p>
          </table:table-cell>
          <table:table-cell office:value-type="float" office:value="10" calcext:value-type="float">
            <text:p>10</text:p>
          </table:table-cell>
          <table:table-cell office:value-type="date" office:date-value="2019-03-08T18:55:00" calcext:value-type="date">
            <text:p>03/08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II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11" calcext:value-type="float">
            <text:p>11</text:p>
          </table:table-cell>
          <table:table-cell office:value-type="date" office:date-value="2019-03-15T19:30:00" calcext:value-type="date">
            <text:p>03/15/19 07:3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"Ра-II": синхрон "Борского корабела" </text:p>
          </table:table-cell>
          <table:table-cell office:value-type="float" office:value="6.3" calcext:value-type="float">
            <text:p>6.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10" calcext:value-type="float">
            <text:p>10</text:p>
          </table:table-cell>
          <table:table-cell office:value-type="date" office:date-value="2019-03-15T19:30:00" calcext:value-type="date">
            <text:p>03/15/19 07:3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"Ра-II": синхрон "Борского корабела" </text:p>
          </table:table-cell>
          <table:table-cell office:value-type="float" office:value="6.3" calcext:value-type="float">
            <text:p>6.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8" calcext:value-type="float">
            <text:p>8</text:p>
          </table:table-cell>
          <table:table-cell office:value-type="date" office:date-value="2019-03-15T19:30:00" calcext:value-type="date">
            <text:p>03/15/19 07:3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"Ра-II": синхрон "Борского корабела" </text:p>
          </table:table-cell>
          <table:table-cell office:value-type="float" office:value="6.3" calcext:value-type="float">
            <text:p>6.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0659" calcext:value-type="float">
            <text:p>60659</text:p>
          </table:table-cell>
          <table:table-cell table:number-columns-repeated="2" office:value-type="string" calcext:value-type="string">
            <text:p>Зашли погреться</text:p>
          </table:table-cell>
          <table:table-cell office:value-type="float" office:value="6" calcext:value-type="float">
            <text:p>6</text:p>
          </table:table-cell>
          <table:table-cell office:value-type="date" office:date-value="2019-03-15T19:30:00" calcext:value-type="date">
            <text:p>03/15/19 07:3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"Ра-II": синхрон "Борского корабела" </text:p>
          </table:table-cell>
          <table:table-cell office:value-type="float" office:value="6.3" calcext:value-type="float">
            <text:p>6.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5" calcext:value-type="float">
            <text:p>5</text:p>
          </table:table-cell>
          <table:table-cell office:value-type="date" office:date-value="2019-03-15T19:30:00" calcext:value-type="date">
            <text:p>03/15/19 07:3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"Ра-II": синхрон "Борского корабела" </text:p>
          </table:table-cell>
          <table:table-cell office:value-type="float" office:value="6.3" calcext:value-type="float">
            <text:p>6.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4" calcext:value-type="float">
            <text:p>4</text:p>
          </table:table-cell>
          <table:table-cell office:value-type="date" office:date-value="2019-03-15T19:30:00" calcext:value-type="date">
            <text:p>03/15/19 07:3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"Ра-II": синхрон "Борского корабела" </text:p>
          </table:table-cell>
          <table:table-cell office:value-type="float" office:value="6.3" calcext:value-type="float">
            <text:p>6.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59995" calcext:value-type="float">
            <text:p>59995</text:p>
          </table:table-cell>
          <table:table-cell table:number-columns-repeated="2" office:value-type="string" calcext:value-type="string">
            <text:p>Чёрный хлеб</text:p>
          </table:table-cell>
          <table:table-cell office:value-type="float" office:value="4" calcext:value-type="float">
            <text:p>4</text:p>
          </table:table-cell>
          <table:table-cell office:value-type="date" office:date-value="2019-03-15T19:30:00" calcext:value-type="date">
            <text:p>03/15/19 07:3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"Ра-II": синхрон "Борского корабела" </text:p>
          </table:table-cell>
          <table:table-cell office:value-type="float" office:value="6.3" calcext:value-type="float">
            <text:p>6.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9092" calcext:value-type="float">
            <text:p>69092</text:p>
          </table:table-cell>
          <table:table-cell table:number-columns-repeated="2" office:value-type="string" calcext:value-type="string">
            <text:p>Чужие среди своих</text:p>
          </table:table-cell>
          <table:table-cell office:value-type="float" office:value="4" calcext:value-type="float">
            <text:p>4</text:p>
          </table:table-cell>
          <table:table-cell office:value-type="date" office:date-value="2019-03-15T19:30:00" calcext:value-type="date">
            <text:p>03/15/19 07:3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"Ра-II": синхрон "Борского корабела" </text:p>
          </table:table-cell>
          <table:table-cell office:value-type="float" office:value="6.3" calcext:value-type="float">
            <text:p>6.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44575" calcext:value-type="float">
            <text:p>44575</text:p>
          </table:table-cell>
          <table:table-cell table:number-columns-repeated="2" office:value-type="string" calcext:value-type="string">
            <text:p>Nobody Knows</text:p>
          </table:table-cell>
          <table:table-cell office:value-type="float" office:value="2" calcext:value-type="float">
            <text:p>2</text:p>
          </table:table-cell>
          <table:table-cell office:value-type="date" office:date-value="2019-03-15T19:30:00" calcext:value-type="date">
            <text:p>03/15/19 07:3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"Ра-II": синхрон "Борского корабела" </text:p>
          </table:table-cell>
          <table:table-cell office:value-type="float" office:value="6.3" calcext:value-type="float">
            <text:p>6.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7502" calcext:value-type="float">
            <text:p>67502</text:p>
          </table:table-cell>
          <table:table-cell table:number-columns-repeated="2" office:value-type="string" calcext:value-type="string">
            <text:p>Бригада пролетарского гнева</text:p>
          </table:table-cell>
          <table:table-cell office:value-type="float" office:value="2" calcext:value-type="float">
            <text:p>2</text:p>
          </table:table-cell>
          <table:table-cell office:value-type="date" office:date-value="2019-03-15T19:30:00" calcext:value-type="date">
            <text:p>03/15/19 07:3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"Ра-II": синхрон "Борского корабела" </text:p>
          </table:table-cell>
          <table:table-cell office:value-type="float" office:value="6.3" calcext:value-type="float">
            <text:p>6.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54354" calcext:value-type="float">
            <text:p>54354</text:p>
          </table:table-cell>
          <table:table-cell table:number-columns-repeated="2" office:value-type="string" calcext:value-type="string">
            <text:p>Джуманджи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15T19:30:00" calcext:value-type="date">
            <text:p>03/15/19 07:3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"Ра-II": синхрон "Борского корабела" </text:p>
          </table:table-cell>
          <table:table-cell office:value-type="float" office:value="6.3" calcext:value-type="float">
            <text:p>6.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number-columns-repeated="2" office:value-type="string" calcext:value-type="string">
            <text:p>Койнфлип</text:p>
          </table:table-cell>
          <table:table-cell office:value-type="float" office:value="0" calcext:value-type="float">
            <text:p>0</text:p>
          </table:table-cell>
          <table:table-cell office:value-type="date" office:date-value="2019-03-15T19:30:00" calcext:value-type="date">
            <text:p>03/15/19 07:3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"Ра-II": синхрон "Борского корабела" </text:p>
          </table:table-cell>
          <table:table-cell office:value-type="float" office:value="6.3" calcext:value-type="float">
            <text:p>6.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21" calcext:value-type="float">
            <text:p>21</text:p>
          </table:table-cell>
          <table:table-cell office:value-type="date" office:date-value="2019-03-22T19:00:00" calcext:value-type="date">
            <text:p>03/22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«Чизкейк»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9002" calcext:value-type="float">
            <text:p>6900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date" office:date-value="2019-03-22T19:00:00" calcext:value-type="date">
            <text:p>03/22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«Чизкейк»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59995" calcext:value-type="float">
            <text:p>59995</text:p>
          </table:table-cell>
          <table:table-cell table:number-columns-repeated="2" office:value-type="string" calcext:value-type="string">
            <text:p>Чёрный хлеб</text:p>
          </table:table-cell>
          <table:table-cell office:value-type="float" office:value="17" calcext:value-type="float">
            <text:p>17</text:p>
          </table:table-cell>
          <table:table-cell office:value-type="date" office:date-value="2019-03-22T19:00:00" calcext:value-type="date">
            <text:p>03/22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«Чизкейк»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16" calcext:value-type="float">
            <text:p>16</text:p>
          </table:table-cell>
          <table:table-cell office:value-type="date" office:date-value="2019-03-22T19:00:00" calcext:value-type="date">
            <text:p>03/22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«Чизкейк»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54354" calcext:value-type="float">
            <text:p>54354</text:p>
          </table:table-cell>
          <table:table-cell table:number-columns-repeated="2" office:value-type="string" calcext:value-type="string">
            <text:p>Джуманджи</text:p>
          </table:table-cell>
          <table:table-cell office:value-type="float" office:value="16" calcext:value-type="float">
            <text:p>16</text:p>
          </table:table-cell>
          <table:table-cell office:value-type="date" office:date-value="2019-03-22T19:00:00" calcext:value-type="date">
            <text:p>03/22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«Чизкейк»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16" calcext:value-type="float">
            <text:p>16</text:p>
          </table:table-cell>
          <table:table-cell office:value-type="date" office:date-value="2019-03-22T19:00:00" calcext:value-type="date">
            <text:p>03/22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«Чизкейк»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15" calcext:value-type="float">
            <text:p>15</text:p>
          </table:table-cell>
          <table:table-cell office:value-type="date" office:date-value="2019-03-22T19:00:00" calcext:value-type="date">
            <text:p>03/22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«Чизкейк»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44575" calcext:value-type="float">
            <text:p>44575</text:p>
          </table:table-cell>
          <table:table-cell table:number-columns-repeated="2" office:value-type="string" calcext:value-type="string">
            <text:p>Nobody Knows</text:p>
          </table:table-cell>
          <table:table-cell office:value-type="float" office:value="14" calcext:value-type="float">
            <text:p>14</text:p>
          </table:table-cell>
          <table:table-cell office:value-type="date" office:date-value="2019-03-22T19:00:00" calcext:value-type="date">
            <text:p>03/22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«Чизкейк»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number-columns-repeated="2" office:value-type="string" calcext:value-type="string">
            <text:p>Койнфлип</text:p>
          </table:table-cell>
          <table:table-cell office:value-type="float" office:value="12" calcext:value-type="float">
            <text:p>12</text:p>
          </table:table-cell>
          <table:table-cell office:value-type="date" office:date-value="2019-03-22T19:00:00" calcext:value-type="date">
            <text:p>03/22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«Чизкейк»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8" calcext:value-type="float">
            <text:p>8</text:p>
          </table:table-cell>
          <table:table-cell office:value-type="date" office:date-value="2019-03-22T19:00:00" calcext:value-type="date">
            <text:p>03/22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«Чизкейк»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70211" calcext:value-type="float">
            <text:p>70211</text:p>
          </table:table-cell>
          <table:table-cell table:number-columns-repeated="2" office:value-type="string" calcext:value-type="string">
            <text:p>Неестественный отбор</text:p>
          </table:table-cell>
          <table:table-cell office:value-type="float" office:value="6" calcext:value-type="float">
            <text:p>6</text:p>
          </table:table-cell>
          <table:table-cell office:value-type="date" office:date-value="2019-03-22T19:00:00" calcext:value-type="date">
            <text:p>03/22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«Чизкейк»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9092" calcext:value-type="float">
            <text:p>69092</text:p>
          </table:table-cell>
          <table:table-cell table:number-columns-repeated="2" office:value-type="string" calcext:value-type="string">
            <text:p>Чужие среди своих</text:p>
          </table:table-cell>
          <table:table-cell office:value-type="float" office:value="3" calcext:value-type="float">
            <text:p>3</text:p>
          </table:table-cell>
          <table:table-cell office:value-type="date" office:date-value="2019-03-22T19:00:00" calcext:value-type="date">
            <text:p>03/22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«Чизкейк»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9631" calcext:value-type="float">
            <text:p>69631</text:p>
          </table:table-cell>
          <table:table-cell table:number-columns-repeated="2" office:value-type="string" calcext:value-type="string">
            <text:p>Дед Мазай и зайцы</text:p>
          </table:table-cell>
          <table:table-cell office:value-type="float" office:value="3" calcext:value-type="float">
            <text:p>3</text:p>
          </table:table-cell>
          <table:table-cell office:value-type="date" office:date-value="2019-03-22T19:00:00" calcext:value-type="date">
            <text:p>03/22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«Чизкейк»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15" calcext:value-type="float">
            <text:p>15</text:p>
          </table:table-cell>
          <table:table-cell office:value-type="date" office:date-value="2019-03-29T19:00:00" calcext:value-type="date">
            <text:p>03/29/19 07:00 P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Международный синхронный турнир "Кубок городов 2019"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11" calcext:value-type="float">
            <text:p>11</text:p>
          </table:table-cell>
          <table:table-cell office:value-type="date" office:date-value="2019-03-29T19:00:00" calcext:value-type="date">
            <text:p>03/29/19 07:00 P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Международный синхронный турнир "Кубок городов 2019"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table:number-columns-repeated="2" office:value-type="string" calcext:value-type="string">
            <text:p>Wing is coming</text:p>
          </table:table-cell>
          <table:table-cell office:value-type="float" office:value="10" calcext:value-type="float">
            <text:p>10</text:p>
          </table:table-cell>
          <table:table-cell office:value-type="date" office:date-value="2019-03-29T19:00:00" calcext:value-type="date">
            <text:p>03/29/19 07:00 P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Международный синхронный турнир "Кубок городов 2019"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9" calcext:value-type="float">
            <text:p>9</text:p>
          </table:table-cell>
          <table:table-cell office:value-type="date" office:date-value="2019-03-29T19:00:00" calcext:value-type="date">
            <text:p>03/29/19 07:00 P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Международный синхронный турнир "Кубок городов 2019"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number-columns-repeated="2" office:value-type="string" calcext:value-type="string">
            <text:p>Койнфлип</text:p>
          </table:table-cell>
          <table:table-cell office:value-type="float" office:value="7" calcext:value-type="float">
            <text:p>7</text:p>
          </table:table-cell>
          <table:table-cell office:value-type="date" office:date-value="2019-03-29T19:00:00" calcext:value-type="date">
            <text:p>03/29/19 07:00 P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Международный синхронный турнир "Кубок городов 2019"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9631" calcext:value-type="float">
            <text:p>69631</text:p>
          </table:table-cell>
          <table:table-cell table:number-columns-repeated="2" office:value-type="string" calcext:value-type="string">
            <text:p>Дед Мазай и зайцы</text:p>
          </table:table-cell>
          <table:table-cell office:value-type="float" office:value="6" calcext:value-type="float">
            <text:p>6</text:p>
          </table:table-cell>
          <table:table-cell office:value-type="date" office:date-value="2019-03-29T19:00:00" calcext:value-type="date">
            <text:p>03/29/19 07:00 P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Международный синхронный турнир "Кубок городов 2019"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9092" calcext:value-type="float">
            <text:p>69092</text:p>
          </table:table-cell>
          <table:table-cell table:number-columns-repeated="2" office:value-type="string" calcext:value-type="string">
            <text:p>Чужие среди своих</text:p>
          </table:table-cell>
          <table:table-cell office:value-type="float" office:value="5" calcext:value-type="float">
            <text:p>5</text:p>
          </table:table-cell>
          <table:table-cell office:value-type="date" office:date-value="2019-03-29T19:00:00" calcext:value-type="date">
            <text:p>03/29/19 07:00 P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Международный синхронный турнир "Кубок городов 2019"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70211" calcext:value-type="float">
            <text:p>70211</text:p>
          </table:table-cell>
          <table:table-cell table:number-columns-repeated="2" office:value-type="string" calcext:value-type="string">
            <text:p>Неестественный отбор</text:p>
          </table:table-cell>
          <table:table-cell office:value-type="float" office:value="5" calcext:value-type="float">
            <text:p>5</text:p>
          </table:table-cell>
          <table:table-cell office:value-type="date" office:date-value="2019-03-29T19:00:00" calcext:value-type="date">
            <text:p>03/29/19 07:00 P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Международный синхронный турнир "Кубок городов 2019"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70448" calcext:value-type="float">
            <text:p>70448</text:p>
          </table:table-cell>
          <table:table-cell table:number-columns-repeated="2" office:value-type="string" calcext:value-type="string">
            <text:p>Нескучный сад</text:p>
          </table:table-cell>
          <table:table-cell office:value-type="float" office:value="5" calcext:value-type="float">
            <text:p>5</text:p>
          </table:table-cell>
          <table:table-cell office:value-type="date" office:date-value="2019-03-29T19:00:00" calcext:value-type="date">
            <text:p>03/29/19 07:00 P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Международный синхронный турнир "Кубок городов 2019"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44575" calcext:value-type="float">
            <text:p>44575</text:p>
          </table:table-cell>
          <table:table-cell table:number-columns-repeated="2" office:value-type="string" calcext:value-type="string">
            <text:p>Nobody Knows</text:p>
          </table:table-cell>
          <table:table-cell office:value-type="float" office:value="4" calcext:value-type="float">
            <text:p>4</text:p>
          </table:table-cell>
          <table:table-cell office:value-type="date" office:date-value="2019-03-29T19:00:00" calcext:value-type="date">
            <text:p>03/29/19 07:00 P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Международный синхронный турнир "Кубок городов 2019"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4" calcext:value-type="float">
            <text:p>4</text:p>
          </table:table-cell>
          <table:table-cell office:value-type="date" office:date-value="2019-03-29T19:00:00" calcext:value-type="date">
            <text:p>03/29/19 07:00 P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Международный синхронный турнир "Кубок городов 2019"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3" calcext:value-type="float">
            <text:p>3</text:p>
          </table:table-cell>
          <table:table-cell office:value-type="date" office:date-value="2019-03-29T19:00:00" calcext:value-type="date">
            <text:p>03/29/19 07:00 P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Международный синхронный турнир "Кубок городов 2019"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59995" calcext:value-type="float">
            <text:p>59995</text:p>
          </table:table-cell>
          <table:table-cell table:number-columns-repeated="2" office:value-type="string" calcext:value-type="string">
            <text:p>Чёрный хлеб</text:p>
          </table:table-cell>
          <table:table-cell office:value-type="float" office:value="3" calcext:value-type="float">
            <text:p>3</text:p>
          </table:table-cell>
          <table:table-cell office:value-type="date" office:date-value="2019-03-29T19:00:00" calcext:value-type="date">
            <text:p>03/29/19 07:00 P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Международный синхронный турнир "Кубок городов 2019"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54354" calcext:value-type="float">
            <text:p>54354</text:p>
          </table:table-cell>
          <table:table-cell table:number-columns-repeated="2" office:value-type="string" calcext:value-type="string">
            <text:p>Джуманджи</text:p>
          </table:table-cell>
          <table:table-cell office:value-type="float" office:value="21" calcext:value-type="float">
            <text:p>21</text:p>
          </table:table-cell>
          <table:table-cell office:value-type="date" office:date-value="2019-04-05T19:05:00" calcext:value-type="date">
            <text:p>04/05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5 игра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9002" calcext:value-type="float">
            <text:p>6900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date" office:date-value="2019-04-05T19:05:00" calcext:value-type="date">
            <text:p>04/05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5 игра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17" calcext:value-type="float">
            <text:p>17</text:p>
          </table:table-cell>
          <table:table-cell office:value-type="date" office:date-value="2019-04-05T19:05:00" calcext:value-type="date">
            <text:p>04/05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5 игра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15" calcext:value-type="float">
            <text:p>15</text:p>
          </table:table-cell>
          <table:table-cell office:value-type="date" office:date-value="2019-04-05T19:05:00" calcext:value-type="date">
            <text:p>04/05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5 игра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15" calcext:value-type="float">
            <text:p>15</text:p>
          </table:table-cell>
          <table:table-cell office:value-type="date" office:date-value="2019-04-05T19:05:00" calcext:value-type="date">
            <text:p>04/05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5 игра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14" calcext:value-type="float">
            <text:p>14</text:p>
          </table:table-cell>
          <table:table-cell office:value-type="date" office:date-value="2019-04-05T19:05:00" calcext:value-type="date">
            <text:p>04/05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5 игра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13" calcext:value-type="float">
            <text:p>13</text:p>
          </table:table-cell>
          <table:table-cell office:value-type="date" office:date-value="2019-04-05T19:05:00" calcext:value-type="date">
            <text:p>04/05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5 игра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7502" calcext:value-type="float">
            <text:p>67502</text:p>
          </table:table-cell>
          <table:table-cell table:number-columns-repeated="2" office:value-type="string" calcext:value-type="string">
            <text:p>Бригада пролетарского гнева</text:p>
          </table:table-cell>
          <table:table-cell office:value-type="float" office:value="13" calcext:value-type="float">
            <text:p>13</text:p>
          </table:table-cell>
          <table:table-cell office:value-type="date" office:date-value="2019-04-05T19:05:00" calcext:value-type="date">
            <text:p>04/05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5 игра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70504" calcext:value-type="float">
            <text:p>70504</text:p>
          </table:table-cell>
          <table:table-cell table:number-columns-repeated="2" office:value-type="string" calcext:value-type="string">
            <text:p>Регистрируйтесь на IQ GAMES</text:p>
          </table:table-cell>
          <table:table-cell office:value-type="float" office:value="13" calcext:value-type="float">
            <text:p>13</text:p>
          </table:table-cell>
          <table:table-cell office:value-type="date" office:date-value="2019-04-05T19:05:00" calcext:value-type="date">
            <text:p>04/05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5 игра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44575" calcext:value-type="float">
            <text:p>44575</text:p>
          </table:table-cell>
          <table:table-cell table:number-columns-repeated="2" office:value-type="string" calcext:value-type="string">
            <text:p>Nobody Knows</text:p>
          </table:table-cell>
          <table:table-cell office:value-type="float" office:value="11" calcext:value-type="float">
            <text:p>11</text:p>
          </table:table-cell>
          <table:table-cell office:value-type="date" office:date-value="2019-04-05T19:05:00" calcext:value-type="date">
            <text:p>04/05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5 игра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59995" calcext:value-type="float">
            <text:p>59995</text:p>
          </table:table-cell>
          <table:table-cell table:number-columns-repeated="2" office:value-type="string" calcext:value-type="string">
            <text:p>Чёрный хлеб</text:p>
          </table:table-cell>
          <table:table-cell office:value-type="float" office:value="11" calcext:value-type="float">
            <text:p>11</text:p>
          </table:table-cell>
          <table:table-cell office:value-type="date" office:date-value="2019-04-05T19:05:00" calcext:value-type="date">
            <text:p>04/05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5 игра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number-columns-repeated="2" office:value-type="string" calcext:value-type="string">
            <text:p>Койнфлип</text:p>
          </table:table-cell>
          <table:table-cell office:value-type="float" office:value="11" calcext:value-type="float">
            <text:p>11</text:p>
          </table:table-cell>
          <table:table-cell office:value-type="date" office:date-value="2019-04-05T19:05:00" calcext:value-type="date">
            <text:p>04/05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5 игра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70211" calcext:value-type="float">
            <text:p>70211</text:p>
          </table:table-cell>
          <table:table-cell table:number-columns-repeated="2" office:value-type="string" calcext:value-type="string">
            <text:p>Неестественный отбор</text:p>
          </table:table-cell>
          <table:table-cell office:value-type="float" office:value="7" calcext:value-type="float">
            <text:p>7</text:p>
          </table:table-cell>
          <table:table-cell office:value-type="date" office:date-value="2019-04-05T19:05:00" calcext:value-type="date">
            <text:p>04/05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5 игра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9092" calcext:value-type="float">
            <text:p>69092</text:p>
          </table:table-cell>
          <table:table-cell table:number-columns-repeated="2" office:value-type="string" calcext:value-type="string">
            <text:p>Чужие среди своих</text:p>
          </table:table-cell>
          <table:table-cell office:value-type="float" office:value="5" calcext:value-type="float">
            <text:p>5</text:p>
          </table:table-cell>
          <table:table-cell office:value-type="date" office:date-value="2019-04-05T19:05:00" calcext:value-type="date">
            <text:p>04/05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5 игра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9631" calcext:value-type="float">
            <text:p>69631</text:p>
          </table:table-cell>
          <table:table-cell table:number-columns-repeated="2" office:value-type="string" calcext:value-type="string">
            <text:p>Дед Мазай и зайцы</text:p>
          </table:table-cell>
          <table:table-cell office:value-type="float" office:value="4" calcext:value-type="float">
            <text:p>4</text:p>
          </table:table-cell>
          <table:table-cell office:value-type="date" office:date-value="2019-04-05T19:05:00" calcext:value-type="date">
            <text:p>04/05/19 07:0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8/2019. 5 игра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23" calcext:value-type="float">
            <text:p>23</text:p>
          </table:table-cell>
          <table:table-cell office:value-type="date" office:date-value="2019-04-12T18:55:00" calcext:value-type="date">
            <text:p>04/12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V. Special edition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54354" calcext:value-type="float">
            <text:p>54354</text:p>
          </table:table-cell>
          <table:table-cell table:number-columns-repeated="2" office:value-type="string" calcext:value-type="string">
            <text:p>Джуманджи</text:p>
          </table:table-cell>
          <table:table-cell office:value-type="float" office:value="23" calcext:value-type="float">
            <text:p>23</text:p>
          </table:table-cell>
          <table:table-cell office:value-type="date" office:date-value="2019-04-12T18:55:00" calcext:value-type="date">
            <text:p>04/12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V. Special edition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23" calcext:value-type="float">
            <text:p>23</text:p>
          </table:table-cell>
          <table:table-cell office:value-type="date" office:date-value="2019-04-12T18:55:00" calcext:value-type="date">
            <text:p>04/12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V. Special edition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23" calcext:value-type="float">
            <text:p>23</text:p>
          </table:table-cell>
          <table:table-cell office:value-type="date" office:date-value="2019-04-12T18:55:00" calcext:value-type="date">
            <text:p>04/12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V. Special edition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table:number-columns-repeated="2" office:value-type="string" calcext:value-type="string">
            <text:p>Фродо Минт</text:p>
          </table:table-cell>
          <table:table-cell office:value-type="float" office:value="22" calcext:value-type="float">
            <text:p>22</text:p>
          </table:table-cell>
          <table:table-cell office:value-type="date" office:date-value="2019-04-12T18:55:00" calcext:value-type="date">
            <text:p>04/12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V. Special edition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9002" calcext:value-type="float">
            <text:p>6900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date" office:date-value="2019-04-12T18:55:00" calcext:value-type="date">
            <text:p>04/12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V. Special edition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59995" calcext:value-type="float">
            <text:p>59995</text:p>
          </table:table-cell>
          <table:table-cell table:number-columns-repeated="2" office:value-type="string" calcext:value-type="string">
            <text:p>Чёрный хлеб</text:p>
          </table:table-cell>
          <table:table-cell office:value-type="float" office:value="20" calcext:value-type="float">
            <text:p>20</text:p>
          </table:table-cell>
          <table:table-cell office:value-type="date" office:date-value="2019-04-12T18:55:00" calcext:value-type="date">
            <text:p>04/12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V. Special edition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19" calcext:value-type="float">
            <text:p>19</text:p>
          </table:table-cell>
          <table:table-cell office:value-type="date" office:date-value="2019-04-12T18:55:00" calcext:value-type="date">
            <text:p>04/12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V. Special edition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18" calcext:value-type="float">
            <text:p>18</text:p>
          </table:table-cell>
          <table:table-cell office:value-type="date" office:date-value="2019-04-12T18:55:00" calcext:value-type="date">
            <text:p>04/12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V. Special edition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number-columns-repeated="2" office:value-type="string" calcext:value-type="string">
            <text:p>Койнфлип</text:p>
          </table:table-cell>
          <table:table-cell office:value-type="float" office:value="16" calcext:value-type="float">
            <text:p>16</text:p>
          </table:table-cell>
          <table:table-cell office:value-type="date" office:date-value="2019-04-12T18:55:00" calcext:value-type="date">
            <text:p>04/12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V. Special edition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70448" calcext:value-type="float">
            <text:p>70448</text:p>
          </table:table-cell>
          <table:table-cell table:number-columns-repeated="2" office:value-type="string" calcext:value-type="string">
            <text:p>Нескучный сад</text:p>
          </table:table-cell>
          <table:table-cell office:value-type="float" office:value="16" calcext:value-type="float">
            <text:p>16</text:p>
          </table:table-cell>
          <table:table-cell office:value-type="date" office:date-value="2019-04-12T18:55:00" calcext:value-type="date">
            <text:p>04/12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V. Special edition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44575" calcext:value-type="float">
            <text:p>44575</text:p>
          </table:table-cell>
          <table:table-cell table:number-columns-repeated="2" office:value-type="string" calcext:value-type="string">
            <text:p>Nobody Knows</text:p>
          </table:table-cell>
          <table:table-cell office:value-type="float" office:value="14" calcext:value-type="float">
            <text:p>14</text:p>
          </table:table-cell>
          <table:table-cell office:value-type="date" office:date-value="2019-04-12T18:55:00" calcext:value-type="date">
            <text:p>04/12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V. Special edition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0659" calcext:value-type="float">
            <text:p>60659</text:p>
          </table:table-cell>
          <table:table-cell table:number-columns-repeated="2" office:value-type="string" calcext:value-type="string">
            <text:p>Зашли погреться</text:p>
          </table:table-cell>
          <table:table-cell office:value-type="float" office:value="14" calcext:value-type="float">
            <text:p>14</text:p>
          </table:table-cell>
          <table:table-cell office:value-type="date" office:date-value="2019-04-12T18:55:00" calcext:value-type="date">
            <text:p>04/12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V. Special edition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70618" calcext:value-type="float">
            <text:p>70618</text:p>
          </table:table-cell>
          <table:table-cell table:number-columns-repeated="2" office:value-type="string" calcext:value-type="string">
            <text:p>ЮП</text:p>
          </table:table-cell>
          <table:table-cell office:value-type="float" office:value="8" calcext:value-type="float">
            <text:p>8</text:p>
          </table:table-cell>
          <table:table-cell office:value-type="date" office:date-value="2019-04-12T18:55:00" calcext:value-type="date">
            <text:p>04/12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V. Special edition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70211" calcext:value-type="float">
            <text:p>70211</text:p>
          </table:table-cell>
          <table:table-cell table:number-columns-repeated="2" office:value-type="string" calcext:value-type="string">
            <text:p>Неестественный отбор</text:p>
          </table:table-cell>
          <table:table-cell office:value-type="float" office:value="5" calcext:value-type="float">
            <text:p>5</text:p>
          </table:table-cell>
          <table:table-cell office:value-type="date" office:date-value="2019-04-12T18:55:00" calcext:value-type="date">
            <text:p>04/12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IV. Special edition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25" calcext:value-type="float">
            <text:p>25</text:p>
          </table:table-cell>
          <table:table-cell office:value-type="date" office:date-value="2019-04-20T12:00:00" calcext:value-type="date">
            <text:p>04/20/19 12:00 P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"Гран-при Текстильной столицы по "Что? Где? Когда?" 2019"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23" calcext:value-type="float">
            <text:p>23</text:p>
          </table:table-cell>
          <table:table-cell office:value-type="date" office:date-value="2019-04-20T12:00:00" calcext:value-type="date">
            <text:p>04/20/19 12:00 P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"Гран-при Текстильной столицы по "Что? Где? Когда?" 2019"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20" calcext:value-type="float">
            <text:p>20</text:p>
          </table:table-cell>
          <table:table-cell office:value-type="date" office:date-value="2019-04-20T12:00:00" calcext:value-type="date">
            <text:p>04/20/19 12:00 P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"Гран-при Текстильной столицы по "Что? Где? Когда?" 2019"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19" calcext:value-type="float">
            <text:p>19</text:p>
          </table:table-cell>
          <table:table-cell office:value-type="date" office:date-value="2019-04-20T12:00:00" calcext:value-type="date">
            <text:p>04/20/19 12:00 P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"Гран-при Текстильной столицы по "Что? Где? Когда?" 2019"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9002" calcext:value-type="float">
            <text:p>6900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date" office:date-value="2019-04-20T12:00:00" calcext:value-type="date">
            <text:p>04/20/19 12:00 P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"Гран-при Текстильной столицы по "Что? Где? Когда?" 2019"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0659" calcext:value-type="float">
            <text:p>60659</text:p>
          </table:table-cell>
          <table:table-cell table:number-columns-repeated="2" office:value-type="string" calcext:value-type="string">
            <text:p>Зашли погреться</text:p>
          </table:table-cell>
          <table:table-cell office:value-type="float" office:value="15" calcext:value-type="float">
            <text:p>15</text:p>
          </table:table-cell>
          <table:table-cell office:value-type="date" office:date-value="2019-04-20T12:00:00" calcext:value-type="date">
            <text:p>04/20/19 12:00 P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"Гран-при Текстильной столицы по "Что? Где? Когда?" 2019"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7502" calcext:value-type="float">
            <text:p>67502</text:p>
          </table:table-cell>
          <table:table-cell table:number-columns-repeated="2" office:value-type="string" calcext:value-type="string">
            <text:p>Бригада пролетарского гнева</text:p>
          </table:table-cell>
          <table:table-cell office:value-type="float" office:value="13" calcext:value-type="float">
            <text:p>13</text:p>
          </table:table-cell>
          <table:table-cell office:value-type="date" office:date-value="2019-04-20T12:00:00" calcext:value-type="date">
            <text:p>04/20/19 12:00 P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"Гран-при Текстильной столицы по "Что? Где? Когда?" 2019"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number-columns-repeated="2" office:value-type="string" calcext:value-type="string">
            <text:p>Койнфлип</text:p>
          </table:table-cell>
          <table:table-cell office:value-type="float" office:value="10" calcext:value-type="float">
            <text:p>10</text:p>
          </table:table-cell>
          <table:table-cell office:value-type="date" office:date-value="2019-04-20T12:00:00" calcext:value-type="date">
            <text:p>04/20/19 12:00 P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"Гран-при Текстильной столицы по "Что? Где? Когда?" 2019"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44575" calcext:value-type="float">
            <text:p>44575</text:p>
          </table:table-cell>
          <table:table-cell table:number-columns-repeated="2" office:value-type="string" calcext:value-type="string">
            <text:p>Nobody Knows</text:p>
          </table:table-cell>
          <table:table-cell office:value-type="float" office:value="6" calcext:value-type="float">
            <text:p>6</text:p>
          </table:table-cell>
          <table:table-cell office:value-type="date" office:date-value="2019-04-20T12:00:00" calcext:value-type="date">
            <text:p>04/20/19 12:00 P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"Гран-при Текстильной столицы по "Что? Где? Когда?" 2019"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18" calcext:value-type="float">
            <text:p>18</text:p>
          </table:table-cell>
          <table:table-cell office:value-type="date" office:date-value="2019-04-26T19:00:00" calcext:value-type="date">
            <text:p>04/26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"Весенний Синхронный Умлаут 2019" 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14" calcext:value-type="float">
            <text:p>14</text:p>
          </table:table-cell>
          <table:table-cell office:value-type="date" office:date-value="2019-04-26T19:00:00" calcext:value-type="date">
            <text:p>04/26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"Весенний Синхронный Умлаут 2019" 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9002" calcext:value-type="float">
            <text:p>6900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date" office:date-value="2019-04-26T19:00:00" calcext:value-type="date">
            <text:p>04/26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"Весенний Синхронный Умлаут 2019" 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54354" calcext:value-type="float">
            <text:p>54354</text:p>
          </table:table-cell>
          <table:table-cell table:number-columns-repeated="2" office:value-type="string" calcext:value-type="string">
            <text:p>Джуманджи</text:p>
          </table:table-cell>
          <table:table-cell office:value-type="float" office:value="13" calcext:value-type="float">
            <text:p>13</text:p>
          </table:table-cell>
          <table:table-cell office:value-type="date" office:date-value="2019-04-26T19:00:00" calcext:value-type="date">
            <text:p>04/26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"Весенний Синхронный Умлаут 2019" 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13" calcext:value-type="float">
            <text:p>13</text:p>
          </table:table-cell>
          <table:table-cell office:value-type="date" office:date-value="2019-04-26T19:00:00" calcext:value-type="date">
            <text:p>04/26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"Весенний Синхронный Умлаут 2019" 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8" calcext:value-type="float">
            <text:p>8</text:p>
          </table:table-cell>
          <table:table-cell office:value-type="date" office:date-value="2019-04-26T19:00:00" calcext:value-type="date">
            <text:p>04/26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"Весенний Синхронный Умлаут 2019" 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59995" calcext:value-type="float">
            <text:p>59995</text:p>
          </table:table-cell>
          <table:table-cell table:number-columns-repeated="2" office:value-type="string" calcext:value-type="string">
            <text:p>Чёрный хлеб</text:p>
          </table:table-cell>
          <table:table-cell office:value-type="float" office:value="6" calcext:value-type="float">
            <text:p>6</text:p>
          </table:table-cell>
          <table:table-cell office:value-type="date" office:date-value="2019-04-26T19:00:00" calcext:value-type="date">
            <text:p>04/26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"Весенний Синхронный Умлаут 2019" 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number-columns-repeated="2" office:value-type="string" calcext:value-type="string">
            <text:p>Койнфлип</text:p>
          </table:table-cell>
          <table:table-cell office:value-type="float" office:value="6" calcext:value-type="float">
            <text:p>6</text:p>
          </table:table-cell>
          <table:table-cell office:value-type="date" office:date-value="2019-04-26T19:00:00" calcext:value-type="date">
            <text:p>04/26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"Весенний Синхронный Умлаут 2019" 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5" calcext:value-type="float">
            <text:p>5</text:p>
          </table:table-cell>
          <table:table-cell office:value-type="date" office:date-value="2019-04-26T19:00:00" calcext:value-type="date">
            <text:p>04/26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"Весенний Синхронный Умлаут 2019" 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44575" calcext:value-type="float">
            <text:p>44575</text:p>
          </table:table-cell>
          <table:table-cell table:number-columns-repeated="2" office:value-type="string" calcext:value-type="string">
            <text:p>Nobody Knows</text:p>
          </table:table-cell>
          <table:table-cell office:value-type="float" office:value="5" calcext:value-type="float">
            <text:p>5</text:p>
          </table:table-cell>
          <table:table-cell office:value-type="date" office:date-value="2019-04-26T19:00:00" calcext:value-type="date">
            <text:p>04/26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"Весенний Синхронный Умлаут 2019" 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70211" calcext:value-type="float">
            <text:p>70211</text:p>
          </table:table-cell>
          <table:table-cell table:number-columns-repeated="2" office:value-type="string" calcext:value-type="string">
            <text:p>Неестественный отбор</text:p>
          </table:table-cell>
          <table:table-cell office:value-type="float" office:value="3" calcext:value-type="float">
            <text:p>3</text:p>
          </table:table-cell>
          <table:table-cell office:value-type="date" office:date-value="2019-04-26T19:00:00" calcext:value-type="date">
            <text:p>04/26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"Весенний Синхронный Умлаут 2019" 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20" calcext:value-type="float">
            <text:p>20</text:p>
          </table:table-cell>
          <table:table-cell office:value-type="date" office:date-value="2019-05-10T19:00:00" calcext:value-type="date">
            <text:p>05/10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студенческий Кубок Республики Беларусь — 2019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15" calcext:value-type="float">
            <text:p>15</text:p>
          </table:table-cell>
          <table:table-cell office:value-type="date" office:date-value="2019-05-10T19:00:00" calcext:value-type="date">
            <text:p>05/10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студенческий Кубок Республики Беларусь — 2019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59995" calcext:value-type="float">
            <text:p>59995</text:p>
          </table:table-cell>
          <table:table-cell table:number-columns-repeated="2" office:value-type="string" calcext:value-type="string">
            <text:p>Чёрный хлеб</text:p>
          </table:table-cell>
          <table:table-cell office:value-type="float" office:value="14" calcext:value-type="float">
            <text:p>14</text:p>
          </table:table-cell>
          <table:table-cell office:value-type="date" office:date-value="2019-05-10T19:00:00" calcext:value-type="date">
            <text:p>05/10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студенческий Кубок Республики Беларусь — 2019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14" calcext:value-type="float">
            <text:p>14</text:p>
          </table:table-cell>
          <table:table-cell office:value-type="date" office:date-value="2019-05-10T19:00:00" calcext:value-type="date">
            <text:p>05/10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студенческий Кубок Республики Беларусь — 2019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9002" calcext:value-type="float">
            <text:p>6900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date" office:date-value="2019-05-10T19:00:00" calcext:value-type="date">
            <text:p>05/10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студенческий Кубок Республики Беларусь — 2019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12" calcext:value-type="float">
            <text:p>12</text:p>
          </table:table-cell>
          <table:table-cell office:value-type="date" office:date-value="2019-05-10T19:00:00" calcext:value-type="date">
            <text:p>05/10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студенческий Кубок Республики Беларусь — 2019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number-columns-repeated="2" office:value-type="string" calcext:value-type="string">
            <text:p>Койнфлип</text:p>
          </table:table-cell>
          <table:table-cell office:value-type="float" office:value="9" calcext:value-type="float">
            <text:p>9</text:p>
          </table:table-cell>
          <table:table-cell office:value-type="date" office:date-value="2019-05-10T19:00:00" calcext:value-type="date">
            <text:p>05/10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студенческий Кубок Республики Беларусь — 2019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7" calcext:value-type="float">
            <text:p>7</text:p>
          </table:table-cell>
          <table:table-cell office:value-type="date" office:date-value="2019-05-10T19:00:00" calcext:value-type="date">
            <text:p>05/10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студенческий Кубок Республики Беларусь — 2019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9092" calcext:value-type="float">
            <text:p>69092</text:p>
          </table:table-cell>
          <table:table-cell table:number-columns-repeated="2" office:value-type="string" calcext:value-type="string">
            <text:p>Чужие среди своих</text:p>
          </table:table-cell>
          <table:table-cell office:value-type="float" office:value="6" calcext:value-type="float">
            <text:p>6</text:p>
          </table:table-cell>
          <table:table-cell office:value-type="date" office:date-value="2019-05-10T19:00:00" calcext:value-type="date">
            <text:p>05/10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студенческий Кубок Республики Беларусь — 2019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44575" calcext:value-type="float">
            <text:p>44575</text:p>
          </table:table-cell>
          <table:table-cell table:number-columns-repeated="2" office:value-type="string" calcext:value-type="string">
            <text:p>Nobody Knows</text:p>
          </table:table-cell>
          <table:table-cell office:value-type="float" office:value="3" calcext:value-type="float">
            <text:p>3</text:p>
          </table:table-cell>
          <table:table-cell office:value-type="date" office:date-value="2019-05-10T19:00:00" calcext:value-type="date">
            <text:p>05/10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студенческий Кубок Республики Беларусь — 2019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26" calcext:value-type="float">
            <text:p>26</text:p>
          </table:table-cell>
          <table:table-cell office:value-type="date" office:date-value="2019-05-17T18:55:00" calcext:value-type="date">
            <text:p>05/17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V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71286" calcext:value-type="float">
            <text:p>71286</text:p>
          </table:table-cell>
          <table:table-cell table:number-columns-repeated="2" office:value-type="string" calcext:value-type="string">
            <text:p>Просрочка и Скоропорт</text:p>
          </table:table-cell>
          <table:table-cell office:value-type="float" office:value="24" calcext:value-type="float">
            <text:p>24</text:p>
          </table:table-cell>
          <table:table-cell office:value-type="date" office:date-value="2019-05-17T18:55:00" calcext:value-type="date">
            <text:p>05/17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V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23" calcext:value-type="float">
            <text:p>23</text:p>
          </table:table-cell>
          <table:table-cell office:value-type="date" office:date-value="2019-05-17T18:55:00" calcext:value-type="date">
            <text:p>05/17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V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22" calcext:value-type="float">
            <text:p>22</text:p>
          </table:table-cell>
          <table:table-cell office:value-type="date" office:date-value="2019-05-17T18:55:00" calcext:value-type="date">
            <text:p>05/17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V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22" calcext:value-type="float">
            <text:p>22</text:p>
          </table:table-cell>
          <table:table-cell office:value-type="date" office:date-value="2019-05-17T18:55:00" calcext:value-type="date">
            <text:p>05/17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V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21" calcext:value-type="float">
            <text:p>21</text:p>
          </table:table-cell>
          <table:table-cell office:value-type="date" office:date-value="2019-05-17T18:55:00" calcext:value-type="date">
            <text:p>05/17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V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9002" calcext:value-type="float">
            <text:p>6900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date" office:date-value="2019-05-17T18:55:00" calcext:value-type="date">
            <text:p>05/17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V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number-columns-repeated="2" office:value-type="string" calcext:value-type="string">
            <text:p>Койнфлип</text:p>
          </table:table-cell>
          <table:table-cell office:value-type="float" office:value="20" calcext:value-type="float">
            <text:p>20</text:p>
          </table:table-cell>
          <table:table-cell office:value-type="date" office:date-value="2019-05-17T18:55:00" calcext:value-type="date">
            <text:p>05/17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V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44575" calcext:value-type="float">
            <text:p>44575</text:p>
          </table:table-cell>
          <table:table-cell table:number-columns-repeated="2" office:value-type="string" calcext:value-type="string">
            <text:p>Nobody Knows</text:p>
          </table:table-cell>
          <table:table-cell office:value-type="float" office:value="19" calcext:value-type="float">
            <text:p>19</text:p>
          </table:table-cell>
          <table:table-cell office:value-type="date" office:date-value="2019-05-17T18:55:00" calcext:value-type="date">
            <text:p>05/17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V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0659" calcext:value-type="float">
            <text:p>60659</text:p>
          </table:table-cell>
          <table:table-cell table:number-columns-repeated="2" office:value-type="string" calcext:value-type="string">
            <text:p>Зашли погреться</text:p>
          </table:table-cell>
          <table:table-cell office:value-type="float" office:value="16" calcext:value-type="float">
            <text:p>16</text:p>
          </table:table-cell>
          <table:table-cell office:value-type="date" office:date-value="2019-05-17T18:55:00" calcext:value-type="date">
            <text:p>05/17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V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20" calcext:value-type="float">
            <text:p>20</text:p>
          </table:table-cell>
          <table:table-cell office:value-type="date" office:date-value="2019-06-08T14:00:00" calcext:value-type="date">
            <text:p>06/08/19 02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III международный синхронный турнир «Ивантеллект»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19" calcext:value-type="float">
            <text:p>19</text:p>
          </table:table-cell>
          <table:table-cell office:value-type="date" office:date-value="2019-06-08T14:00:00" calcext:value-type="date">
            <text:p>06/08/19 02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III международный синхронный турнир «Ивантеллект»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17" calcext:value-type="float">
            <text:p>17</text:p>
          </table:table-cell>
          <table:table-cell office:value-type="date" office:date-value="2019-06-08T14:00:00" calcext:value-type="date">
            <text:p>06/08/19 02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III международный синхронный турнир «Ивантеллект»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7502" calcext:value-type="float">
            <text:p>67502</text:p>
          </table:table-cell>
          <table:table-cell table:number-columns-repeated="2" office:value-type="string" calcext:value-type="string">
            <text:p>Бригада пролетарского гнева</text:p>
          </table:table-cell>
          <table:table-cell office:value-type="float" office:value="13" calcext:value-type="float">
            <text:p>13</text:p>
          </table:table-cell>
          <table:table-cell office:value-type="date" office:date-value="2019-06-08T14:00:00" calcext:value-type="date">
            <text:p>06/08/19 02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III международный синхронный турнир «Ивантеллект»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12" calcext:value-type="float">
            <text:p>12</text:p>
          </table:table-cell>
          <table:table-cell office:value-type="date" office:date-value="2019-06-08T14:00:00" calcext:value-type="date">
            <text:p>06/08/19 02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III международный синхронный турнир «Ивантеллект»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number-columns-repeated="2" office:value-type="string" calcext:value-type="string">
            <text:p>Койнфлип</text:p>
          </table:table-cell>
          <table:table-cell office:value-type="float" office:value="12" calcext:value-type="float">
            <text:p>12</text:p>
          </table:table-cell>
          <table:table-cell office:value-type="date" office:date-value="2019-06-08T14:00:00" calcext:value-type="date">
            <text:p>06/08/19 02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III международный синхронный турнир «Ивантеллект»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11" calcext:value-type="float">
            <text:p>11</text:p>
          </table:table-cell>
          <table:table-cell office:value-type="date" office:date-value="2019-06-08T14:00:00" calcext:value-type="date">
            <text:p>06/08/19 02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III международный синхронный турнир «Ивантеллект»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70211" calcext:value-type="float">
            <text:p>70211</text:p>
          </table:table-cell>
          <table:table-cell table:number-columns-repeated="2" office:value-type="string" calcext:value-type="string">
            <text:p>Неестественный отбор</text:p>
          </table:table-cell>
          <table:table-cell office:value-type="float" office:value="10" calcext:value-type="float">
            <text:p>10</text:p>
          </table:table-cell>
          <table:table-cell office:value-type="date" office:date-value="2019-06-08T14:00:00" calcext:value-type="date">
            <text:p>06/08/19 02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III международный синхронный турнир «Ивантеллект»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6042" calcext:value-type="float">
            <text:p>66042</text:p>
          </table:table-cell>
          <table:table-cell table:number-columns-repeated="2" office:value-type="string" calcext:value-type="string">
            <text:p>Суслики</text:p>
          </table:table-cell>
          <table:table-cell office:value-type="float" office:value="5" calcext:value-type="float">
            <text:p>5</text:p>
          </table:table-cell>
          <table:table-cell office:value-type="date" office:date-value="2019-06-08T14:00:00" calcext:value-type="date">
            <text:p>06/08/19 02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III международный синхронный турнир «Ивантеллект»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27" calcext:value-type="float">
            <text:p>27</text:p>
          </table:table-cell>
          <table:table-cell office:value-type="date" office:date-value="2019-06-14T19:00:00" calcext:value-type="date">
            <text:p>06/14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Боровские соборы - 2019"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21" calcext:value-type="float">
            <text:p>21</text:p>
          </table:table-cell>
          <table:table-cell office:value-type="date" office:date-value="2019-06-14T19:00:00" calcext:value-type="date">
            <text:p>06/14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Боровские соборы - 2019"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16" calcext:value-type="float">
            <text:p>16</text:p>
          </table:table-cell>
          <table:table-cell office:value-type="date" office:date-value="2019-06-14T19:00:00" calcext:value-type="date">
            <text:p>06/14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Боровские соборы - 2019"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14" calcext:value-type="float">
            <text:p>14</text:p>
          </table:table-cell>
          <table:table-cell office:value-type="date" office:date-value="2019-06-14T19:00:00" calcext:value-type="date">
            <text:p>06/14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Боровские соборы - 2019"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70211" calcext:value-type="float">
            <text:p>70211</text:p>
          </table:table-cell>
          <table:table-cell table:number-columns-repeated="2" office:value-type="string" calcext:value-type="string">
            <text:p>Неестественный отбор</text:p>
          </table:table-cell>
          <table:table-cell office:value-type="float" office:value="12" calcext:value-type="float">
            <text:p>12</text:p>
          </table:table-cell>
          <table:table-cell office:value-type="date" office:date-value="2019-06-14T19:00:00" calcext:value-type="date">
            <text:p>06/14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Боровские соборы - 2019"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7502" calcext:value-type="float">
            <text:p>67502</text:p>
          </table:table-cell>
          <table:table-cell table:number-columns-repeated="2" office:value-type="string" calcext:value-type="string">
            <text:p>Бригада пролетарского гнева</text:p>
          </table:table-cell>
          <table:table-cell office:value-type="float" office:value="11" calcext:value-type="float">
            <text:p>11</text:p>
          </table:table-cell>
          <table:table-cell office:value-type="date" office:date-value="2019-06-14T19:00:00" calcext:value-type="date">
            <text:p>06/14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Боровские соборы - 2019"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number-columns-repeated="2" office:value-type="string" calcext:value-type="string">
            <text:p>Койнфлип</text:p>
          </table:table-cell>
          <table:table-cell office:value-type="float" office:value="10" calcext:value-type="float">
            <text:p>10</text:p>
          </table:table-cell>
          <table:table-cell office:value-type="date" office:date-value="2019-06-14T19:00:00" calcext:value-type="date">
            <text:p>06/14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Боровские соборы - 2019"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9" calcext:value-type="float">
            <text:p>9</text:p>
          </table:table-cell>
          <table:table-cell office:value-type="date" office:date-value="2019-06-14T19:00:00" calcext:value-type="date">
            <text:p>06/14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Боровские соборы - 2019"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44575" calcext:value-type="float">
            <text:p>44575</text:p>
          </table:table-cell>
          <table:table-cell table:number-columns-repeated="2" office:value-type="string" calcext:value-type="string">
            <text:p>Nobody Knows</text:p>
          </table:table-cell>
          <table:table-cell office:value-type="float" office:value="9" calcext:value-type="float">
            <text:p>9</text:p>
          </table:table-cell>
          <table:table-cell office:value-type="date" office:date-value="2019-06-14T19:00:00" calcext:value-type="date">
            <text:p>06/14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Боровские соборы - 2019"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6042" calcext:value-type="float">
            <text:p>66042</text:p>
          </table:table-cell>
          <table:table-cell table:number-columns-repeated="2" office:value-type="string" calcext:value-type="string">
            <text:p>Суслики</text:p>
          </table:table-cell>
          <table:table-cell office:value-type="float" office:value="6" calcext:value-type="float">
            <text:p>6</text:p>
          </table:table-cell>
          <table:table-cell office:value-type="date" office:date-value="2019-06-14T19:00:00" calcext:value-type="date">
            <text:p>06/14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Боровские соборы - 2019"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6186" calcext:value-type="float">
            <text:p>66186</text:p>
          </table:table-cell>
          <table:table-cell table:number-columns-repeated="2" office:value-type="string" calcext:value-type="string">
            <text:p>Ницше знал</text:p>
          </table:table-cell>
          <table:table-cell office:value-type="float" office:value="6" calcext:value-type="float">
            <text:p>6</text:p>
          </table:table-cell>
          <table:table-cell office:value-type="date" office:date-value="2019-06-14T19:00:00" calcext:value-type="date">
            <text:p>06/14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Боровские соборы - 2019"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34" calcext:value-type="float">
            <text:p>34</text:p>
          </table:table-cell>
          <table:table-cell office:value-type="date" office:date-value="2019-07-20T12:00:00" calcext:value-type="date">
            <text:p>07/20/19 12:00 P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II Кубок Кинешмы по Что? Где? Когда?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29" calcext:value-type="float">
            <text:p>29</text:p>
          </table:table-cell>
          <table:table-cell office:value-type="date" office:date-value="2019-07-20T12:00:00" calcext:value-type="date">
            <text:p>07/20/19 12:00 P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II Кубок Кинешмы по Что? Где? Когда?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26" calcext:value-type="float">
            <text:p>26</text:p>
          </table:table-cell>
          <table:table-cell office:value-type="date" office:date-value="2019-07-20T12:00:00" calcext:value-type="date">
            <text:p>07/20/19 12:00 P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II Кубок Кинешмы по Что? Где? Когда?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17" calcext:value-type="float">
            <text:p>17</text:p>
          </table:table-cell>
          <table:table-cell office:value-type="date" office:date-value="2019-07-20T12:00:00" calcext:value-type="date">
            <text:p>07/20/19 12:00 P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II Кубок Кинешмы по Что? Где? Когда?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0659" calcext:value-type="float">
            <text:p>60659</text:p>
          </table:table-cell>
          <table:table-cell table:number-columns-repeated="2" office:value-type="string" calcext:value-type="string">
            <text:p>Зашли погреться</text:p>
          </table:table-cell>
          <table:table-cell office:value-type="float" office:value="16" calcext:value-type="float">
            <text:p>16</text:p>
          </table:table-cell>
          <table:table-cell office:value-type="date" office:date-value="2019-07-20T12:00:00" calcext:value-type="date">
            <text:p>07/20/19 12:00 P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II Кубок Кинешмы по Что? Где? Когда?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70211" calcext:value-type="float">
            <text:p>70211</text:p>
          </table:table-cell>
          <table:table-cell table:number-columns-repeated="2" office:value-type="string" calcext:value-type="string">
            <text:p>Неестественный отбор</text:p>
          </table:table-cell>
          <table:table-cell office:value-type="float" office:value="12" calcext:value-type="float">
            <text:p>12</text:p>
          </table:table-cell>
          <table:table-cell office:value-type="date" office:date-value="2019-07-20T12:00:00" calcext:value-type="date">
            <text:p>07/20/19 12:00 P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II Кубок Кинешмы по Что? Где? Когда?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7502" calcext:value-type="float">
            <text:p>67502</text:p>
          </table:table-cell>
          <table:table-cell table:number-columns-repeated="2" office:value-type="string" calcext:value-type="string">
            <text:p>Бригада пролетарского гнева</text:p>
          </table:table-cell>
          <table:table-cell office:value-type="float" office:value="10" calcext:value-type="float">
            <text:p>10</text:p>
          </table:table-cell>
          <table:table-cell office:value-type="date" office:date-value="2019-07-20T12:00:00" calcext:value-type="date">
            <text:p>07/20/19 12:00 P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II Кубок Кинешмы по Что? Где? Когда?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71857" calcext:value-type="float">
            <text:p>71857</text:p>
          </table:table-cell>
          <table:table-cell table:number-columns-repeated="2" office:value-type="string" calcext:value-type="string">
            <text:p>Педальки</text:p>
          </table:table-cell>
          <table:table-cell office:value-type="float" office:value="7" calcext:value-type="float">
            <text:p>7</text:p>
          </table:table-cell>
          <table:table-cell office:value-type="date" office:date-value="2019-07-20T12:00:00" calcext:value-type="date">
            <text:p>07/20/19 12:00 P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II Кубок Кинешмы по Что? Где? Когда?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22" calcext:value-type="float">
            <text:p>22</text:p>
          </table:table-cell>
          <table:table-cell office:value-type="date" office:date-value="2019-08-16T19:30:00" calcext:value-type="date">
            <text:p>08/16/19 07:3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Кубок Бесконечности. I этап: Камень Реальности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21" calcext:value-type="float">
            <text:p>21</text:p>
          </table:table-cell>
          <table:table-cell office:value-type="date" office:date-value="2019-08-16T19:30:00" calcext:value-type="date">
            <text:p>08/16/19 07:3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Кубок Бесконечности. I этап: Камень Реальности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17" calcext:value-type="float">
            <text:p>17</text:p>
          </table:table-cell>
          <table:table-cell office:value-type="date" office:date-value="2019-08-16T19:30:00" calcext:value-type="date">
            <text:p>08/16/19 07:3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Кубок Бесконечности. I этап: Камень Реальности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8" calcext:value-type="float">
            <text:p>8</text:p>
          </table:table-cell>
          <table:table-cell office:value-type="date" office:date-value="2019-08-16T19:30:00" calcext:value-type="date">
            <text:p>08/16/19 07:3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Кубок Бесконечности. I этап: Камень Реальности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7502" calcext:value-type="float">
            <text:p>67502</text:p>
          </table:table-cell>
          <table:table-cell table:number-columns-repeated="2" office:value-type="string" calcext:value-type="string">
            <text:p>Бригада пролетарского гнева</text:p>
          </table:table-cell>
          <table:table-cell office:value-type="float" office:value="6" calcext:value-type="float">
            <text:p>6</text:p>
          </table:table-cell>
          <table:table-cell office:value-type="date" office:date-value="2019-08-16T19:30:00" calcext:value-type="date">
            <text:p>08/16/19 07:3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Кубок Бесконечности. I этап: Камень Реальности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4" calcext:value-type="float">
            <text:p>4</text:p>
          </table:table-cell>
          <table:table-cell office:value-type="date" office:date-value="2019-08-16T19:30:00" calcext:value-type="date">
            <text:p>08/16/19 07:3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Кубок Бесконечности. I этап: Камень Реальности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70211" calcext:value-type="float">
            <text:p>70211</text:p>
          </table:table-cell>
          <table:table-cell table:number-columns-repeated="2" office:value-type="string" calcext:value-type="string">
            <text:p>Неестественный отбор</text:p>
          </table:table-cell>
          <table:table-cell office:value-type="float" office:value="3" calcext:value-type="float">
            <text:p>3</text:p>
          </table:table-cell>
          <table:table-cell office:value-type="date" office:date-value="2019-08-16T19:30:00" calcext:value-type="date">
            <text:p>08/16/19 07:3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Кубок Бесконечности. I этап: Камень Реальности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54354" calcext:value-type="float">
            <text:p>54354</text:p>
          </table:table-cell>
          <table:table-cell table:number-columns-repeated="2" office:value-type="string" calcext:value-type="string">
            <text:p>Джуманджи</text:p>
          </table:table-cell>
          <table:table-cell office:value-type="float" office:value="2" calcext:value-type="float">
            <text:p>2</text:p>
          </table:table-cell>
          <table:table-cell office:value-type="date" office:date-value="2019-08-16T19:30:00" calcext:value-type="date">
            <text:p>08/16/19 07:3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Кубок Бесконечности. I этап: Камень Реальности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72276" calcext:value-type="float">
            <text:p>72276</text:p>
          </table:table-cell>
          <table:table-cell table:number-columns-repeated="2" office:value-type="string" calcext:value-type="string">
            <text:p>Легион</text:p>
          </table:table-cell>
          <table:table-cell office:value-type="float" office:value="0" calcext:value-type="float">
            <text:p>0</text:p>
          </table:table-cell>
          <table:table-cell office:value-type="date" office:date-value="2019-08-16T19:30:00" calcext:value-type="date">
            <text:p>08/16/19 07:3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Кубок Бесконечности. I этап: Камень Реальности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25" calcext:value-type="float">
            <text:p>25</text:p>
          </table:table-cell>
          <table:table-cell office:value-type="date" office:date-value="2019-08-23T20:00:00" calcext:value-type="date">
            <text:p>08/23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Синхрон с человеческим лицом V"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19" calcext:value-type="float">
            <text:p>19</text:p>
          </table:table-cell>
          <table:table-cell office:value-type="date" office:date-value="2019-08-23T20:00:00" calcext:value-type="date">
            <text:p>08/23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Синхрон с человеческим лицом V"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19" calcext:value-type="float">
            <text:p>19</text:p>
          </table:table-cell>
          <table:table-cell office:value-type="date" office:date-value="2019-08-23T20:00:00" calcext:value-type="date">
            <text:p>08/23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Синхрон с человеческим лицом V"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19" calcext:value-type="float">
            <text:p>19</text:p>
          </table:table-cell>
          <table:table-cell office:value-type="date" office:date-value="2019-08-23T20:00:00" calcext:value-type="date">
            <text:p>08/23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Синхрон с человеческим лицом V"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70211" calcext:value-type="float">
            <text:p>70211</text:p>
          </table:table-cell>
          <table:table-cell table:number-columns-repeated="2" office:value-type="string" calcext:value-type="string">
            <text:p>Неестественный отбор</text:p>
          </table:table-cell>
          <table:table-cell office:value-type="float" office:value="19" calcext:value-type="float">
            <text:p>19</text:p>
          </table:table-cell>
          <table:table-cell office:value-type="date" office:date-value="2019-08-23T20:00:00" calcext:value-type="date">
            <text:p>08/23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Синхрон с человеческим лицом V"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54354" calcext:value-type="float">
            <text:p>54354</text:p>
          </table:table-cell>
          <table:table-cell table:number-columns-repeated="2" office:value-type="string" calcext:value-type="string">
            <text:p>Джуманджи</text:p>
          </table:table-cell>
          <table:table-cell office:value-type="float" office:value="15" calcext:value-type="float">
            <text:p>15</text:p>
          </table:table-cell>
          <table:table-cell office:value-type="date" office:date-value="2019-08-23T20:00:00" calcext:value-type="date">
            <text:p>08/23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Синхрон с человеческим лицом V"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12" calcext:value-type="float">
            <text:p>12</text:p>
          </table:table-cell>
          <table:table-cell office:value-type="date" office:date-value="2019-08-23T20:00:00" calcext:value-type="date">
            <text:p>08/23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Синхрон с человеческим лицом V"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7502" calcext:value-type="float">
            <text:p>67502</text:p>
          </table:table-cell>
          <table:table-cell table:number-columns-repeated="2" office:value-type="string" calcext:value-type="string">
            <text:p>Бригада пролетарского гнева</text:p>
          </table:table-cell>
          <table:table-cell office:value-type="float" office:value="10" calcext:value-type="float">
            <text:p>10</text:p>
          </table:table-cell>
          <table:table-cell office:value-type="date" office:date-value="2019-08-23T20:00:00" calcext:value-type="date">
            <text:p>08/23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Синхрон с человеческим лицом V"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number-columns-repeated="2" office:value-type="string" calcext:value-type="string">
            <text:p>Койнфлип</text:p>
          </table:table-cell>
          <table:table-cell office:value-type="float" office:value="8" calcext:value-type="float">
            <text:p>8</text:p>
          </table:table-cell>
          <table:table-cell office:value-type="date" office:date-value="2019-08-23T20:00:00" calcext:value-type="date">
            <text:p>08/23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Синхрон с человеческим лицом V"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19" calcext:value-type="float">
            <text:p>19</text:p>
          </table:table-cell>
          <table:table-cell office:value-type="date" office:date-value="2019-08-30T20:00:00" calcext:value-type="date">
            <text:p>08/30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Первая октава: Прелюдия"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17" calcext:value-type="float">
            <text:p>17</text:p>
          </table:table-cell>
          <table:table-cell office:value-type="date" office:date-value="2019-08-30T20:00:00" calcext:value-type="date">
            <text:p>08/30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Первая октава: Прелюдия"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16" calcext:value-type="float">
            <text:p>16</text:p>
          </table:table-cell>
          <table:table-cell office:value-type="date" office:date-value="2019-08-30T20:00:00" calcext:value-type="date">
            <text:p>08/30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Первая октава: Прелюдия"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70211" calcext:value-type="float">
            <text:p>70211</text:p>
          </table:table-cell>
          <table:table-cell table:number-columns-repeated="2" office:value-type="string" calcext:value-type="string">
            <text:p>Неестественный отбор</text:p>
          </table:table-cell>
          <table:table-cell office:value-type="float" office:value="11" calcext:value-type="float">
            <text:p>11</text:p>
          </table:table-cell>
          <table:table-cell office:value-type="date" office:date-value="2019-08-30T20:00:00" calcext:value-type="date">
            <text:p>08/30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Первая октава: Прелюдия"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10" calcext:value-type="float">
            <text:p>10</text:p>
          </table:table-cell>
          <table:table-cell office:value-type="date" office:date-value="2019-08-30T20:00:00" calcext:value-type="date">
            <text:p>08/30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Первая октава: Прелюдия"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8" calcext:value-type="float">
            <text:p>8</text:p>
          </table:table-cell>
          <table:table-cell office:value-type="date" office:date-value="2019-08-30T20:00:00" calcext:value-type="date">
            <text:p>08/30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Первая октава: Прелюдия"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7502" calcext:value-type="float">
            <text:p>67502</text:p>
          </table:table-cell>
          <table:table-cell table:number-columns-repeated="2" office:value-type="string" calcext:value-type="string">
            <text:p>Бригада пролетарского гнева</text:p>
          </table:table-cell>
          <table:table-cell office:value-type="float" office:value="8" calcext:value-type="float">
            <text:p>8</text:p>
          </table:table-cell>
          <table:table-cell office:value-type="date" office:date-value="2019-08-30T20:00:00" calcext:value-type="date">
            <text:p>08/30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Первая октава: Прелюдия"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4272" calcext:value-type="float">
            <text:p>64272</text:p>
          </table:table-cell>
          <table:table-cell table:number-columns-repeated="2" office:value-type="string" calcext:value-type="string">
            <text:p>Охтыжёжик</text:p>
          </table:table-cell>
          <table:table-cell office:value-type="float" office:value="6" calcext:value-type="float">
            <text:p>6</text:p>
          </table:table-cell>
          <table:table-cell office:value-type="date" office:date-value="2019-08-30T20:00:00" calcext:value-type="date">
            <text:p>08/30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Первая октава: Прелюдия"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72491" calcext:value-type="float">
            <text:p>72491</text:p>
          </table:table-cell>
          <table:table-cell table:number-columns-repeated="2" office:value-type="string" calcext:value-type="string">
            <text:p>Друшаутский портрет</text:p>
          </table:table-cell>
          <table:table-cell office:value-type="float" office:value="28" calcext:value-type="float">
            <text:p>28</text:p>
          </table:table-cell>
          <table:table-cell office:value-type="date" office:date-value="2019-09-06T18:55:00" calcext:value-type="date">
            <text:p>09/06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VII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25" calcext:value-type="float">
            <text:p>25</text:p>
          </table:table-cell>
          <table:table-cell office:value-type="date" office:date-value="2019-09-06T18:55:00" calcext:value-type="date">
            <text:p>09/06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VII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23" calcext:value-type="float">
            <text:p>23</text:p>
          </table:table-cell>
          <table:table-cell office:value-type="date" office:date-value="2019-09-06T18:55:00" calcext:value-type="date">
            <text:p>09/06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VII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19" calcext:value-type="float">
            <text:p>19</text:p>
          </table:table-cell>
          <table:table-cell office:value-type="date" office:date-value="2019-09-06T18:55:00" calcext:value-type="date">
            <text:p>09/06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VII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19" calcext:value-type="float">
            <text:p>19</text:p>
          </table:table-cell>
          <table:table-cell office:value-type="date" office:date-value="2019-09-06T18:55:00" calcext:value-type="date">
            <text:p>09/06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VII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18" calcext:value-type="float">
            <text:p>18</text:p>
          </table:table-cell>
          <table:table-cell office:value-type="date" office:date-value="2019-09-06T18:55:00" calcext:value-type="date">
            <text:p>09/06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VII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number-columns-repeated="2" office:value-type="string" calcext:value-type="string">
            <text:p>Койнфлип</text:p>
          </table:table-cell>
          <table:table-cell office:value-type="float" office:value="15" calcext:value-type="float">
            <text:p>15</text:p>
          </table:table-cell>
          <table:table-cell office:value-type="date" office:date-value="2019-09-06T18:55:00" calcext:value-type="date">
            <text:p>09/06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VII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70211" calcext:value-type="float">
            <text:p>70211</text:p>
          </table:table-cell>
          <table:table-cell table:number-columns-repeated="2" office:value-type="string" calcext:value-type="string">
            <text:p>Неестественный отбор</text:p>
          </table:table-cell>
          <table:table-cell office:value-type="float" office:value="15" calcext:value-type="float">
            <text:p>15</text:p>
          </table:table-cell>
          <table:table-cell office:value-type="date" office:date-value="2019-09-06T18:55:00" calcext:value-type="date">
            <text:p>09/06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VII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4272" calcext:value-type="float">
            <text:p>64272</text:p>
          </table:table-cell>
          <table:table-cell table:number-columns-repeated="2" office:value-type="string" calcext:value-type="string">
            <text:p>Охтыжёжик</text:p>
          </table:table-cell>
          <table:table-cell office:value-type="float" office:value="14" calcext:value-type="float">
            <text:p>14</text:p>
          </table:table-cell>
          <table:table-cell office:value-type="date" office:date-value="2019-09-06T18:55:00" calcext:value-type="date">
            <text:p>09/06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VII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9631" calcext:value-type="float">
            <text:p>69631</text:p>
          </table:table-cell>
          <table:table-cell table:number-columns-repeated="2" office:value-type="string" calcext:value-type="string">
            <text:p>Дед Мазай и зайцы</text:p>
          </table:table-cell>
          <table:table-cell office:value-type="float" office:value="7" calcext:value-type="float">
            <text:p>7</text:p>
          </table:table-cell>
          <table:table-cell office:value-type="date" office:date-value="2019-09-06T18:55:00" calcext:value-type="date">
            <text:p>09/06/19 06:55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VII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12" calcext:value-type="float">
            <text:p>12</text:p>
          </table:table-cell>
          <table:table-cell office:value-type="date" office:date-value="2019-09-13T19:00:00" calcext:value-type="date">
            <text:p>09/13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 Моносова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72491" calcext:value-type="float">
            <text:p>72491</text:p>
          </table:table-cell>
          <table:table-cell table:number-columns-repeated="2" office:value-type="string" calcext:value-type="string">
            <text:p>Друшаутский портрет</text:p>
          </table:table-cell>
          <table:table-cell office:value-type="float" office:value="11" calcext:value-type="float">
            <text:p>11</text:p>
          </table:table-cell>
          <table:table-cell office:value-type="date" office:date-value="2019-09-13T19:00:00" calcext:value-type="date">
            <text:p>09/13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 Моносова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8" calcext:value-type="float">
            <text:p>8</text:p>
          </table:table-cell>
          <table:table-cell office:value-type="date" office:date-value="2019-09-13T19:00:00" calcext:value-type="date">
            <text:p>09/13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 Моносова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7" calcext:value-type="float">
            <text:p>7</text:p>
          </table:table-cell>
          <table:table-cell office:value-type="date" office:date-value="2019-09-13T19:00:00" calcext:value-type="date">
            <text:p>09/13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 Моносова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9631" calcext:value-type="float">
            <text:p>69631</text:p>
          </table:table-cell>
          <table:table-cell table:number-columns-repeated="2" office:value-type="string" calcext:value-type="string">
            <text:p>Дед Мазай и зайцы</text:p>
          </table:table-cell>
          <table:table-cell office:value-type="float" office:value="7" calcext:value-type="float">
            <text:p>7</text:p>
          </table:table-cell>
          <table:table-cell office:value-type="date" office:date-value="2019-09-13T19:00:00" calcext:value-type="date">
            <text:p>09/13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 Моносова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5" calcext:value-type="float">
            <text:p>5</text:p>
          </table:table-cell>
          <table:table-cell office:value-type="date" office:date-value="2019-09-13T19:00:00" calcext:value-type="date">
            <text:p>09/13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 Моносова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number-columns-repeated="2" office:value-type="string" calcext:value-type="string">
            <text:p>Койнфлип</text:p>
          </table:table-cell>
          <table:table-cell office:value-type="float" office:value="4" calcext:value-type="float">
            <text:p>4</text:p>
          </table:table-cell>
          <table:table-cell office:value-type="date" office:date-value="2019-09-13T19:00:00" calcext:value-type="date">
            <text:p>09/13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 Моносова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70211" calcext:value-type="float">
            <text:p>70211</text:p>
          </table:table-cell>
          <table:table-cell table:number-columns-repeated="2" office:value-type="string" calcext:value-type="string">
            <text:p>Неестественный отбор</text:p>
          </table:table-cell>
          <table:table-cell office:value-type="float" office:value="4" calcext:value-type="float">
            <text:p>4</text:p>
          </table:table-cell>
          <table:table-cell office:value-type="date" office:date-value="2019-09-13T19:00:00" calcext:value-type="date">
            <text:p>09/13/19 07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 Моносова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27" calcext:value-type="float">
            <text:p>27</text:p>
          </table:table-cell>
          <table:table-cell office:value-type="date" office:date-value="2019-09-20T20:00:00" calcext:value-type="date">
            <text:p>09/20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1 этап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72491" calcext:value-type="float">
            <text:p>72491</text:p>
          </table:table-cell>
          <table:table-cell table:number-columns-repeated="2" office:value-type="string" calcext:value-type="string">
            <text:p>Друшаутский портрет</text:p>
          </table:table-cell>
          <table:table-cell office:value-type="float" office:value="25" calcext:value-type="float">
            <text:p>25</text:p>
          </table:table-cell>
          <table:table-cell office:value-type="date" office:date-value="2019-09-20T20:00:00" calcext:value-type="date">
            <text:p>09/20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1 этап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22" calcext:value-type="float">
            <text:p>22</text:p>
          </table:table-cell>
          <table:table-cell office:value-type="date" office:date-value="2019-09-20T20:00:00" calcext:value-type="date">
            <text:p>09/20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1 этап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70211" calcext:value-type="float">
            <text:p>70211</text:p>
          </table:table-cell>
          <table:table-cell table:number-columns-repeated="2" office:value-type="string" calcext:value-type="string">
            <text:p>Неестественный отбор</text:p>
          </table:table-cell>
          <table:table-cell office:value-type="float" office:value="20" calcext:value-type="float">
            <text:p>20</text:p>
          </table:table-cell>
          <table:table-cell office:value-type="date" office:date-value="2019-09-20T20:00:00" calcext:value-type="date">
            <text:p>09/20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1 этап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19" calcext:value-type="float">
            <text:p>19</text:p>
          </table:table-cell>
          <table:table-cell office:value-type="date" office:date-value="2019-09-20T20:00:00" calcext:value-type="date">
            <text:p>09/20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1 этап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54354" calcext:value-type="float">
            <text:p>54354</text:p>
          </table:table-cell>
          <table:table-cell table:number-columns-repeated="2" office:value-type="string" calcext:value-type="string">
            <text:p>Джуманджи</text:p>
          </table:table-cell>
          <table:table-cell office:value-type="float" office:value="17" calcext:value-type="float">
            <text:p>17</text:p>
          </table:table-cell>
          <table:table-cell office:value-type="date" office:date-value="2019-09-20T20:00:00" calcext:value-type="date">
            <text:p>09/20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1 этап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number-columns-repeated="2" office:value-type="string" calcext:value-type="string">
            <text:p>Койнфлип</text:p>
          </table:table-cell>
          <table:table-cell office:value-type="float" office:value="17" calcext:value-type="float">
            <text:p>17</text:p>
          </table:table-cell>
          <table:table-cell office:value-type="date" office:date-value="2019-09-20T20:00:00" calcext:value-type="date">
            <text:p>09/20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1 этап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17" calcext:value-type="float">
            <text:p>17</text:p>
          </table:table-cell>
          <table:table-cell office:value-type="date" office:date-value="2019-09-20T20:00:00" calcext:value-type="date">
            <text:p>09/20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1 этап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13" calcext:value-type="float">
            <text:p>13</text:p>
          </table:table-cell>
          <table:table-cell office:value-type="date" office:date-value="2019-09-20T20:00:00" calcext:value-type="date">
            <text:p>09/20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1 этап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72491" calcext:value-type="float">
            <text:p>72491</text:p>
          </table:table-cell>
          <table:table-cell table:number-columns-repeated="2" office:value-type="string" calcext:value-type="string">
            <text:p>Друшаутский портрет</text:p>
          </table:table-cell>
          <table:table-cell office:value-type="float" office:value="22" calcext:value-type="float">
            <text:p>22</text:p>
          </table:table-cell>
          <table:table-cell office:value-type="date" office:date-value="2019-10-04T19:30:00" calcext:value-type="date">
            <text:p>10/04/19 07:3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Кубок Бесконечности. II этап: Камень Силы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20" calcext:value-type="float">
            <text:p>20</text:p>
          </table:table-cell>
          <table:table-cell office:value-type="date" office:date-value="2019-10-04T19:30:00" calcext:value-type="date">
            <text:p>10/04/19 07:3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Кубок Бесконечности. II этап: Камень Силы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54354" calcext:value-type="float">
            <text:p>54354</text:p>
          </table:table-cell>
          <table:table-cell table:number-columns-repeated="2" office:value-type="string" calcext:value-type="string">
            <text:p>Джуманджи</text:p>
          </table:table-cell>
          <table:table-cell office:value-type="float" office:value="16" calcext:value-type="float">
            <text:p>16</text:p>
          </table:table-cell>
          <table:table-cell office:value-type="date" office:date-value="2019-10-04T19:30:00" calcext:value-type="date">
            <text:p>10/04/19 07:3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Кубок Бесконечности. II этап: Камень Силы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14" calcext:value-type="float">
            <text:p>14</text:p>
          </table:table-cell>
          <table:table-cell office:value-type="date" office:date-value="2019-10-04T19:30:00" calcext:value-type="date">
            <text:p>10/04/19 07:3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Кубок Бесконечности. II этап: Камень Силы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13" calcext:value-type="float">
            <text:p>13</text:p>
          </table:table-cell>
          <table:table-cell office:value-type="date" office:date-value="2019-10-04T19:30:00" calcext:value-type="date">
            <text:p>10/04/19 07:3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Кубок Бесконечности. II этап: Камень Силы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11" calcext:value-type="float">
            <text:p>11</text:p>
          </table:table-cell>
          <table:table-cell office:value-type="date" office:date-value="2019-10-04T19:30:00" calcext:value-type="date">
            <text:p>10/04/19 07:3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Кубок Бесконечности. II этап: Камень Силы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11" calcext:value-type="float">
            <text:p>11</text:p>
          </table:table-cell>
          <table:table-cell office:value-type="date" office:date-value="2019-10-04T19:30:00" calcext:value-type="date">
            <text:p>10/04/19 07:3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Кубок Бесконечности. II этап: Камень Силы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number-columns-repeated="2" office:value-type="string" calcext:value-type="string">
            <text:p>Койнфлип</text:p>
          </table:table-cell>
          <table:table-cell office:value-type="float" office:value="9" calcext:value-type="float">
            <text:p>9</text:p>
          </table:table-cell>
          <table:table-cell office:value-type="date" office:date-value="2019-10-04T19:30:00" calcext:value-type="date">
            <text:p>10/04/19 07:3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Кубок Бесконечности. II этап: Камень Силы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9631" calcext:value-type="float">
            <text:p>69631</text:p>
          </table:table-cell>
          <table:table-cell table:number-columns-repeated="2" office:value-type="string" calcext:value-type="string">
            <text:p>Дед Мазай и зайцы</text:p>
          </table:table-cell>
          <table:table-cell office:value-type="float" office:value="9" calcext:value-type="float">
            <text:p>9</text:p>
          </table:table-cell>
          <table:table-cell office:value-type="date" office:date-value="2019-10-04T19:30:00" calcext:value-type="date">
            <text:p>10/04/19 07:3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Кубок Бесконечности. II этап: Камень Силы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70211" calcext:value-type="float">
            <text:p>70211</text:p>
          </table:table-cell>
          <table:table-cell table:number-columns-repeated="2" office:value-type="string" calcext:value-type="string">
            <text:p>Неестественный отбор</text:p>
          </table:table-cell>
          <table:table-cell office:value-type="float" office:value="9" calcext:value-type="float">
            <text:p>9</text:p>
          </table:table-cell>
          <table:table-cell office:value-type="date" office:date-value="2019-10-04T19:30:00" calcext:value-type="date">
            <text:p>10/04/19 07:3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Кубок Бесконечности. II этап: Камень Силы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73710" calcext:value-type="float">
            <text:p>73710</text:p>
          </table:table-cell>
          <table:table-cell table:number-columns-repeated="2" office:value-type="string" calcext:value-type="string">
            <text:p>Общество без ответственности</text:p>
          </table:table-cell>
          <table:table-cell office:value-type="float" office:value="8" calcext:value-type="float">
            <text:p>8</text:p>
          </table:table-cell>
          <table:table-cell office:value-type="date" office:date-value="2019-10-04T19:30:00" calcext:value-type="date">
            <text:p>10/04/19 07:3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Кубок Бесконечности. II этап: Камень Силы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25" calcext:value-type="float">
            <text:p>25</text:p>
          </table:table-cell>
          <table:table-cell office:value-type="date" office:date-value="2019-10-11" calcext:value-type="date">
            <text:p>10/1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2 этап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25" calcext:value-type="float">
            <text:p>25</text:p>
          </table:table-cell>
          <table:table-cell office:value-type="date" office:date-value="2019-10-11" calcext:value-type="date">
            <text:p>10/1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2 этап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72491" calcext:value-type="float">
            <text:p>72491</text:p>
          </table:table-cell>
          <table:table-cell table:number-columns-repeated="2" office:value-type="string" calcext:value-type="string">
            <text:p>Друшаутский портрет</text:p>
          </table:table-cell>
          <table:table-cell office:value-type="float" office:value="25" calcext:value-type="float">
            <text:p>25</text:p>
          </table:table-cell>
          <table:table-cell office:value-type="date" office:date-value="2019-10-11" calcext:value-type="date">
            <text:p>10/1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2 этап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number-columns-repeated="2" office:value-type="string" calcext:value-type="string">
            <text:p>Койнфлип</text:p>
          </table:table-cell>
          <table:table-cell office:value-type="float" office:value="17" calcext:value-type="float">
            <text:p>17</text:p>
          </table:table-cell>
          <table:table-cell office:value-type="date" office:date-value="2019-10-11" calcext:value-type="date">
            <text:p>10/1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2 этап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54354" calcext:value-type="float">
            <text:p>54354</text:p>
          </table:table-cell>
          <table:table-cell table:number-columns-repeated="2" office:value-type="string" calcext:value-type="string">
            <text:p>Джуманджи</text:p>
          </table:table-cell>
          <table:table-cell office:value-type="float" office:value="16" calcext:value-type="float">
            <text:p>16</text:p>
          </table:table-cell>
          <table:table-cell office:value-type="date" office:date-value="2019-10-11" calcext:value-type="date">
            <text:p>10/1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2 этап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59995" calcext:value-type="float">
            <text:p>59995</text:p>
          </table:table-cell>
          <table:table-cell table:number-columns-repeated="2" office:value-type="string" calcext:value-type="string">
            <text:p>Чёрный хлеб</text:p>
          </table:table-cell>
          <table:table-cell office:value-type="float" office:value="16" calcext:value-type="float">
            <text:p>16</text:p>
          </table:table-cell>
          <table:table-cell office:value-type="date" office:date-value="2019-10-11" calcext:value-type="date">
            <text:p>10/1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2 этап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70211" calcext:value-type="float">
            <text:p>70211</text:p>
          </table:table-cell>
          <table:table-cell table:number-columns-repeated="2" office:value-type="string" calcext:value-type="string">
            <text:p>Неестественный отбор</text:p>
          </table:table-cell>
          <table:table-cell office:value-type="float" office:value="15" calcext:value-type="float">
            <text:p>15</text:p>
          </table:table-cell>
          <table:table-cell office:value-type="date" office:date-value="2019-10-11" calcext:value-type="date">
            <text:p>10/1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2 этап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0659" calcext:value-type="float">
            <text:p>60659</text:p>
          </table:table-cell>
          <table:table-cell table:number-columns-repeated="2" office:value-type="string" calcext:value-type="string">
            <text:p>Зашли погреться</text:p>
          </table:table-cell>
          <table:table-cell office:value-type="float" office:value="14" calcext:value-type="float">
            <text:p>14</text:p>
          </table:table-cell>
          <table:table-cell office:value-type="date" office:date-value="2019-10-11" calcext:value-type="date">
            <text:p>10/1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2 этап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12" calcext:value-type="float">
            <text:p>12</text:p>
          </table:table-cell>
          <table:table-cell office:value-type="date" office:date-value="2019-10-11" calcext:value-type="date">
            <text:p>10/1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2 этап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9631" calcext:value-type="float">
            <text:p>69631</text:p>
          </table:table-cell>
          <table:table-cell table:number-columns-repeated="2" office:value-type="string" calcext:value-type="string">
            <text:p>Дед Мазай и зайцы</text:p>
          </table:table-cell>
          <table:table-cell office:value-type="float" office:value="12" calcext:value-type="float">
            <text:p>12</text:p>
          </table:table-cell>
          <table:table-cell office:value-type="date" office:date-value="2019-10-11" calcext:value-type="date">
            <text:p>10/1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2 этап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4272" calcext:value-type="float">
            <text:p>64272</text:p>
          </table:table-cell>
          <table:table-cell table:number-columns-repeated="2" office:value-type="string" calcext:value-type="string">
            <text:p>Охтыжёжик</text:p>
          </table:table-cell>
          <table:table-cell office:value-type="float" office:value="10" calcext:value-type="float">
            <text:p>10</text:p>
          </table:table-cell>
          <table:table-cell office:value-type="date" office:date-value="2019-10-11" calcext:value-type="date">
            <text:p>10/1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2 этап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9" calcext:value-type="float">
            <text:p>9</text:p>
          </table:table-cell>
          <table:table-cell office:value-type="date" office:date-value="2019-10-11" calcext:value-type="date">
            <text:p>10/1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2 этап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73710" calcext:value-type="float">
            <text:p>73710</text:p>
          </table:table-cell>
          <table:table-cell table:number-columns-repeated="2" office:value-type="string" calcext:value-type="string">
            <text:p>Общество без ответственности</text:p>
          </table:table-cell>
          <table:table-cell office:value-type="float" office:value="2" calcext:value-type="float">
            <text:p>2</text:p>
          </table:table-cell>
          <table:table-cell office:value-type="date" office:date-value="2019-10-11" calcext:value-type="date">
            <text:p>10/1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2 этап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23" calcext:value-type="float">
            <text:p>23</text:p>
          </table:table-cell>
          <table:table-cell office:value-type="date" office:date-value="2019-10-17T00:01:00" calcext:value-type="date">
            <text:p>10/17/19 12:01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9/2020. 1 игра 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22" calcext:value-type="float">
            <text:p>22</text:p>
          </table:table-cell>
          <table:table-cell office:value-type="date" office:date-value="2019-10-17T00:01:00" calcext:value-type="date">
            <text:p>10/17/19 12:01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9/2020. 1 игра 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21" calcext:value-type="float">
            <text:p>21</text:p>
          </table:table-cell>
          <table:table-cell office:value-type="date" office:date-value="2019-10-17T00:01:00" calcext:value-type="date">
            <text:p>10/17/19 12:01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9/2020. 1 игра 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54354" calcext:value-type="float">
            <text:p>54354</text:p>
          </table:table-cell>
          <table:table-cell table:number-columns-repeated="2" office:value-type="string" calcext:value-type="string">
            <text:p>Джуманджи</text:p>
          </table:table-cell>
          <table:table-cell office:value-type="float" office:value="20" calcext:value-type="float">
            <text:p>20</text:p>
          </table:table-cell>
          <table:table-cell office:value-type="date" office:date-value="2019-10-17T00:01:00" calcext:value-type="date">
            <text:p>10/17/19 12:01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9/2020. 1 игра 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16" calcext:value-type="float">
            <text:p>16</text:p>
          </table:table-cell>
          <table:table-cell office:value-type="date" office:date-value="2019-10-17T00:01:00" calcext:value-type="date">
            <text:p>10/17/19 12:01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9/2020. 1 игра 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9631" calcext:value-type="float">
            <text:p>69631</text:p>
          </table:table-cell>
          <table:table-cell table:number-columns-repeated="2" office:value-type="string" calcext:value-type="string">
            <text:p>Дед Мазай и зайцы</text:p>
          </table:table-cell>
          <table:table-cell office:value-type="float" office:value="14" calcext:value-type="float">
            <text:p>14</text:p>
          </table:table-cell>
          <table:table-cell office:value-type="date" office:date-value="2019-10-17T00:01:00" calcext:value-type="date">
            <text:p>10/17/19 12:01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9/2020. 1 игра 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number-columns-repeated="2" office:value-type="string" calcext:value-type="string">
            <text:p>Койнфлип</text:p>
          </table:table-cell>
          <table:table-cell office:value-type="float" office:value="11" calcext:value-type="float">
            <text:p>11</text:p>
          </table:table-cell>
          <table:table-cell office:value-type="date" office:date-value="2019-10-17T00:01:00" calcext:value-type="date">
            <text:p>10/17/19 12:01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9/2020. 1 игра 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10" calcext:value-type="float">
            <text:p>10</text:p>
          </table:table-cell>
          <table:table-cell office:value-type="date" office:date-value="2019-10-17T00:01:00" calcext:value-type="date">
            <text:p>10/17/19 12:01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9/2020. 1 игра 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59995" calcext:value-type="float">
            <text:p>59995</text:p>
          </table:table-cell>
          <table:table-cell table:number-columns-repeated="2" office:value-type="string" calcext:value-type="string">
            <text:p>Чёрный хлеб</text:p>
          </table:table-cell>
          <table:table-cell office:value-type="float" office:value="9" calcext:value-type="float">
            <text:p>9</text:p>
          </table:table-cell>
          <table:table-cell office:value-type="date" office:date-value="2019-10-17T00:01:00" calcext:value-type="date">
            <text:p>10/17/19 12:01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9/2020. 1 игра 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70211" calcext:value-type="float">
            <text:p>70211</text:p>
          </table:table-cell>
          <table:table-cell table:number-columns-repeated="2" office:value-type="string" calcext:value-type="string">
            <text:p>Неестественный отбор</text:p>
          </table:table-cell>
          <table:table-cell office:value-type="float" office:value="9" calcext:value-type="float">
            <text:p>9</text:p>
          </table:table-cell>
          <table:table-cell office:value-type="date" office:date-value="2019-10-17T00:01:00" calcext:value-type="date">
            <text:p>10/17/19 12:01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9/2020. 1 игра 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4272" calcext:value-type="float">
            <text:p>64272</text:p>
          </table:table-cell>
          <table:table-cell table:number-columns-repeated="2" office:value-type="string" calcext:value-type="string">
            <text:p>Охтыжёжик</text:p>
          </table:table-cell>
          <table:table-cell office:value-type="float" office:value="7" calcext:value-type="float">
            <text:p>7</text:p>
          </table:table-cell>
          <table:table-cell office:value-type="date" office:date-value="2019-10-17T00:01:00" calcext:value-type="date">
            <text:p>10/17/19 12:01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9/2020. 1 игра 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72491" calcext:value-type="float">
            <text:p>72491</text:p>
          </table:table-cell>
          <table:table-cell table:number-columns-repeated="2" office:value-type="string" calcext:value-type="string">
            <text:p>Друшаутский портрет</text:p>
          </table:table-cell>
          <table:table-cell office:value-type="float" office:value="27" calcext:value-type="float">
            <text:p>27</text:p>
          </table:table-cell>
          <table:table-cell office:value-type="date" office:date-value="2019-10-24T00:05:00" calcext:value-type="date">
            <text:p>10/24/19 12:05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VIII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26" calcext:value-type="float">
            <text:p>26</text:p>
          </table:table-cell>
          <table:table-cell office:value-type="date" office:date-value="2019-10-24T00:05:00" calcext:value-type="date">
            <text:p>10/24/19 12:05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VIII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24" calcext:value-type="float">
            <text:p>24</text:p>
          </table:table-cell>
          <table:table-cell office:value-type="date" office:date-value="2019-10-24T00:05:00" calcext:value-type="date">
            <text:p>10/24/19 12:05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VIII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21" calcext:value-type="float">
            <text:p>21</text:p>
          </table:table-cell>
          <table:table-cell office:value-type="date" office:date-value="2019-10-24T00:05:00" calcext:value-type="date">
            <text:p>10/24/19 12:05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VIII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20" calcext:value-type="float">
            <text:p>20</text:p>
          </table:table-cell>
          <table:table-cell office:value-type="date" office:date-value="2019-10-24T00:05:00" calcext:value-type="date">
            <text:p>10/24/19 12:05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VIII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number-columns-repeated="2" office:value-type="string" calcext:value-type="string">
            <text:p>Койнфлип</text:p>
          </table:table-cell>
          <table:table-cell office:value-type="float" office:value="17" calcext:value-type="float">
            <text:p>17</text:p>
          </table:table-cell>
          <table:table-cell office:value-type="date" office:date-value="2019-10-24T00:05:00" calcext:value-type="date">
            <text:p>10/24/19 12:05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VIII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16" calcext:value-type="float">
            <text:p>16</text:p>
          </table:table-cell>
          <table:table-cell office:value-type="date" office:date-value="2019-10-24T00:05:00" calcext:value-type="date">
            <text:p>10/24/19 12:05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VIII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54354" calcext:value-type="float">
            <text:p>54354</text:p>
          </table:table-cell>
          <table:table-cell table:number-columns-repeated="2" office:value-type="string" calcext:value-type="string">
            <text:p>Джуманджи</text:p>
          </table:table-cell>
          <table:table-cell office:value-type="float" office:value="16" calcext:value-type="float">
            <text:p>16</text:p>
          </table:table-cell>
          <table:table-cell office:value-type="date" office:date-value="2019-10-24T00:05:00" calcext:value-type="date">
            <text:p>10/24/19 12:05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VIII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8795" calcext:value-type="float">
            <text:p>68795</text:p>
          </table:table-cell>
          <table:table-cell table:number-columns-repeated="2" office:value-type="string" calcext:value-type="string">
            <text:p>Синяя борода</text:p>
          </table:table-cell>
          <table:table-cell office:value-type="float" office:value="15" calcext:value-type="float">
            <text:p>15</text:p>
          </table:table-cell>
          <table:table-cell office:value-type="date" office:date-value="2019-10-24T00:05:00" calcext:value-type="date">
            <text:p>10/24/19 12:05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VIII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59995" calcext:value-type="float">
            <text:p>59995</text:p>
          </table:table-cell>
          <table:table-cell table:number-columns-repeated="2" office:value-type="string" calcext:value-type="string">
            <text:p>Чёрный хлеб</text:p>
          </table:table-cell>
          <table:table-cell office:value-type="float" office:value="14" calcext:value-type="float">
            <text:p>14</text:p>
          </table:table-cell>
          <table:table-cell office:value-type="date" office:date-value="2019-10-24T00:05:00" calcext:value-type="date">
            <text:p>10/24/19 12:05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VIII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70211" calcext:value-type="float">
            <text:p>70211</text:p>
          </table:table-cell>
          <table:table-cell table:number-columns-repeated="2" office:value-type="string" calcext:value-type="string">
            <text:p>Неестественный отбор</text:p>
          </table:table-cell>
          <table:table-cell office:value-type="float" office:value="14" calcext:value-type="float">
            <text:p>14</text:p>
          </table:table-cell>
          <table:table-cell office:value-type="date" office:date-value="2019-10-24T00:05:00" calcext:value-type="date">
            <text:p>10/24/19 12:05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VIII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9631" calcext:value-type="float">
            <text:p>69631</text:p>
          </table:table-cell>
          <table:table-cell table:number-columns-repeated="2" office:value-type="string" calcext:value-type="string">
            <text:p>Дед Мазай и зайцы</text:p>
          </table:table-cell>
          <table:table-cell office:value-type="float" office:value="11" calcext:value-type="float">
            <text:p>11</text:p>
          </table:table-cell>
          <table:table-cell office:value-type="date" office:date-value="2019-10-24T00:05:00" calcext:value-type="date">
            <text:p>10/24/19 12:05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-lite. Выпуск XXVIII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72491" calcext:value-type="float">
            <text:p>72491</text:p>
          </table:table-cell>
          <table:table-cell table:number-columns-repeated="2" office:value-type="string" calcext:value-type="string">
            <text:p>Друшаутский портрет</text:p>
          </table:table-cell>
          <table:table-cell office:value-type="float" office:value="26" calcext:value-type="float">
            <text:p>26</text:p>
          </table:table-cell>
          <table:table-cell office:value-type="date" office:date-value="2019-10-31" calcext:value-type="date">
            <text:p>10/3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3 этап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25" calcext:value-type="float">
            <text:p>25</text:p>
          </table:table-cell>
          <table:table-cell office:value-type="date" office:date-value="2019-10-31" calcext:value-type="date">
            <text:p>10/3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3 этап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23" calcext:value-type="float">
            <text:p>23</text:p>
          </table:table-cell>
          <table:table-cell office:value-type="date" office:date-value="2019-10-31" calcext:value-type="date">
            <text:p>10/3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3 этап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17" calcext:value-type="float">
            <text:p>17</text:p>
          </table:table-cell>
          <table:table-cell office:value-type="date" office:date-value="2019-10-31" calcext:value-type="date">
            <text:p>10/3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3 этап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17" calcext:value-type="float">
            <text:p>17</text:p>
          </table:table-cell>
          <table:table-cell office:value-type="date" office:date-value="2019-10-31" calcext:value-type="date">
            <text:p>10/3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3 этап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16" calcext:value-type="float">
            <text:p>16</text:p>
          </table:table-cell>
          <table:table-cell office:value-type="date" office:date-value="2019-10-31" calcext:value-type="date">
            <text:p>10/3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3 этап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54354" calcext:value-type="float">
            <text:p>54354</text:p>
          </table:table-cell>
          <table:table-cell table:number-columns-repeated="2" office:value-type="string" calcext:value-type="string">
            <text:p>Джуманджи</text:p>
          </table:table-cell>
          <table:table-cell office:value-type="float" office:value="15" calcext:value-type="float">
            <text:p>15</text:p>
          </table:table-cell>
          <table:table-cell office:value-type="date" office:date-value="2019-10-31" calcext:value-type="date">
            <text:p>10/3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3 этап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number-columns-repeated="2" office:value-type="string" calcext:value-type="string">
            <text:p>Койнфлип</text:p>
          </table:table-cell>
          <table:table-cell office:value-type="float" office:value="15" calcext:value-type="float">
            <text:p>15</text:p>
          </table:table-cell>
          <table:table-cell office:value-type="date" office:date-value="2019-10-31" calcext:value-type="date">
            <text:p>10/3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3 этап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70211" calcext:value-type="float">
            <text:p>70211</text:p>
          </table:table-cell>
          <table:table-cell table:number-columns-repeated="2" office:value-type="string" calcext:value-type="string">
            <text:p>Неестественный отбор</text:p>
          </table:table-cell>
          <table:table-cell office:value-type="float" office:value="14" calcext:value-type="float">
            <text:p>14</text:p>
          </table:table-cell>
          <table:table-cell office:value-type="date" office:date-value="2019-10-31" calcext:value-type="date">
            <text:p>10/3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3 этап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0659" calcext:value-type="float">
            <text:p>60659</text:p>
          </table:table-cell>
          <table:table-cell table:number-columns-repeated="2" office:value-type="string" calcext:value-type="string">
            <text:p>Зашли погреться</text:p>
          </table:table-cell>
          <table:table-cell office:value-type="float" office:value="13" calcext:value-type="float">
            <text:p>13</text:p>
          </table:table-cell>
          <table:table-cell office:value-type="date" office:date-value="2019-10-31" calcext:value-type="date">
            <text:p>10/3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3 этап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59995" calcext:value-type="float">
            <text:p>59995</text:p>
          </table:table-cell>
          <table:table-cell table:number-columns-repeated="2" office:value-type="string" calcext:value-type="string">
            <text:p>Чёрный хлеб</text:p>
          </table:table-cell>
          <table:table-cell office:value-type="float" office:value="10" calcext:value-type="float">
            <text:p>10</text:p>
          </table:table-cell>
          <table:table-cell office:value-type="date" office:date-value="2019-10-31" calcext:value-type="date">
            <text:p>10/3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3 этап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73710" calcext:value-type="float">
            <text:p>73710</text:p>
          </table:table-cell>
          <table:table-cell table:number-columns-repeated="2" office:value-type="string" calcext:value-type="string">
            <text:p>Общество без ответственности</text:p>
          </table:table-cell>
          <table:table-cell office:value-type="float" office:value="10" calcext:value-type="float">
            <text:p>10</text:p>
          </table:table-cell>
          <table:table-cell office:value-type="date" office:date-value="2019-10-31" calcext:value-type="date">
            <text:p>10/3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3 этап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4272" calcext:value-type="float">
            <text:p>64272</text:p>
          </table:table-cell>
          <table:table-cell table:number-columns-repeated="2" office:value-type="string" calcext:value-type="string">
            <text:p>Охтыжёжик</text:p>
          </table:table-cell>
          <table:table-cell office:value-type="float" office:value="5" calcext:value-type="float">
            <text:p>5</text:p>
          </table:table-cell>
          <table:table-cell office:value-type="date" office:date-value="2019-10-31" calcext:value-type="date">
            <text:p>10/3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3 этап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25" calcext:value-type="float">
            <text:p>25</text:p>
          </table:table-cell>
          <table:table-cell office:value-type="date" office:date-value="2019-11-07T00:05:00" calcext:value-type="date">
            <text:p>11/07/19 12:05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Топ-1000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72491" calcext:value-type="float">
            <text:p>72491</text:p>
          </table:table-cell>
          <table:table-cell table:number-columns-repeated="2" office:value-type="string" calcext:value-type="string">
            <text:p>Друшаутский портрет</text:p>
          </table:table-cell>
          <table:table-cell office:value-type="float" office:value="24" calcext:value-type="float">
            <text:p>24</text:p>
          </table:table-cell>
          <table:table-cell office:value-type="date" office:date-value="2019-11-07T00:05:00" calcext:value-type="date">
            <text:p>11/07/19 12:05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Топ-1000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21" calcext:value-type="float">
            <text:p>21</text:p>
          </table:table-cell>
          <table:table-cell office:value-type="date" office:date-value="2019-11-07T00:05:00" calcext:value-type="date">
            <text:p>11/07/19 12:05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Топ-1000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21" calcext:value-type="float">
            <text:p>21</text:p>
          </table:table-cell>
          <table:table-cell office:value-type="date" office:date-value="2019-11-07T00:05:00" calcext:value-type="date">
            <text:p>11/07/19 12:05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Топ-1000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54354" calcext:value-type="float">
            <text:p>54354</text:p>
          </table:table-cell>
          <table:table-cell table:number-columns-repeated="2" office:value-type="string" calcext:value-type="string">
            <text:p>Джуманджи</text:p>
          </table:table-cell>
          <table:table-cell office:value-type="float" office:value="18" calcext:value-type="float">
            <text:p>18</text:p>
          </table:table-cell>
          <table:table-cell office:value-type="date" office:date-value="2019-11-07T00:05:00" calcext:value-type="date">
            <text:p>11/07/19 12:05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Топ-1000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70211" calcext:value-type="float">
            <text:p>70211</text:p>
          </table:table-cell>
          <table:table-cell table:number-columns-repeated="2" office:value-type="string" calcext:value-type="string">
            <text:p>Неестественный отбор</text:p>
          </table:table-cell>
          <table:table-cell office:value-type="float" office:value="18" calcext:value-type="float">
            <text:p>18</text:p>
          </table:table-cell>
          <table:table-cell office:value-type="date" office:date-value="2019-11-07T00:05:00" calcext:value-type="date">
            <text:p>11/07/19 12:05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Топ-1000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17" calcext:value-type="float">
            <text:p>17</text:p>
          </table:table-cell>
          <table:table-cell office:value-type="date" office:date-value="2019-11-07T00:05:00" calcext:value-type="date">
            <text:p>11/07/19 12:05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Топ-1000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17" calcext:value-type="float">
            <text:p>17</text:p>
          </table:table-cell>
          <table:table-cell office:value-type="date" office:date-value="2019-11-07T00:05:00" calcext:value-type="date">
            <text:p>11/07/19 12:05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Топ-1000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59995" calcext:value-type="float">
            <text:p>59995</text:p>
          </table:table-cell>
          <table:table-cell table:number-columns-repeated="2" office:value-type="string" calcext:value-type="string">
            <text:p>Чёрный хлеб</text:p>
          </table:table-cell>
          <table:table-cell office:value-type="float" office:value="17" calcext:value-type="float">
            <text:p>17</text:p>
          </table:table-cell>
          <table:table-cell office:value-type="date" office:date-value="2019-11-07T00:05:00" calcext:value-type="date">
            <text:p>11/07/19 12:05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Топ-1000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number-columns-repeated="2" office:value-type="string" calcext:value-type="string">
            <text:p>Койнфлип</text:p>
          </table:table-cell>
          <table:table-cell office:value-type="float" office:value="14" calcext:value-type="float">
            <text:p>14</text:p>
          </table:table-cell>
          <table:table-cell office:value-type="date" office:date-value="2019-11-07T00:05:00" calcext:value-type="date">
            <text:p>11/07/19 12:05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Топ-1000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73710" calcext:value-type="float">
            <text:p>73710</text:p>
          </table:table-cell>
          <table:table-cell table:number-columns-repeated="2" office:value-type="string" calcext:value-type="string">
            <text:p>Общество без ответственности</text:p>
          </table:table-cell>
          <table:table-cell office:value-type="float" office:value="8" calcext:value-type="float">
            <text:p>8</text:p>
          </table:table-cell>
          <table:table-cell office:value-type="date" office:date-value="2019-11-07T00:05:00" calcext:value-type="date">
            <text:p>11/07/19 12:05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Топ-1000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75186" calcext:value-type="float">
            <text:p>75186</text:p>
          </table:table-cell>
          <table:table-cell table:number-columns-repeated="2" office:value-type="string" calcext:value-type="string">
            <text:p>С4</text:p>
          </table:table-cell>
          <table:table-cell office:value-type="float" office:value="7" calcext:value-type="float">
            <text:p>7</text:p>
          </table:table-cell>
          <table:table-cell office:value-type="date" office:date-value="2019-11-07T00:05:00" calcext:value-type="date">
            <text:p>11/07/19 12:05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Топ-1000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75187" calcext:value-type="float">
            <text:p>75187</text:p>
          </table:table-cell>
          <table:table-cell table:number-columns-repeated="2" office:value-type="string" calcext:value-type="string">
            <text:p>Вассерман и его карманы</text:p>
          </table:table-cell>
          <table:table-cell office:value-type="float" office:value="4" calcext:value-type="float">
            <text:p>4</text:p>
          </table:table-cell>
          <table:table-cell office:value-type="date" office:date-value="2019-11-07T00:05:00" calcext:value-type="date">
            <text:p>11/07/19 12:05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Топ-1000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75188" calcext:value-type="float">
            <text:p>75188</text:p>
          </table:table-cell>
          <table:table-cell table:number-columns-repeated="2" office:value-type="string" calcext:value-type="string">
            <text:p>Морковка по-корейски</text:p>
          </table:table-cell>
          <table:table-cell office:value-type="float" office:value="3" calcext:value-type="float">
            <text:p>3</text:p>
          </table:table-cell>
          <table:table-cell office:value-type="date" office:date-value="2019-11-07T00:05:00" calcext:value-type="date">
            <text:p>11/07/19 12:05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Топ-1000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72491" calcext:value-type="float">
            <text:p>72491</text:p>
          </table:table-cell>
          <table:table-cell table:number-columns-repeated="2" office:value-type="string" calcext:value-type="string">
            <text:p>Друшаутский портрет</text:p>
          </table:table-cell>
          <table:table-cell office:value-type="float" office:value="26" calcext:value-type="float">
            <text:p>26</text:p>
          </table:table-cell>
          <table:table-cell office:value-type="date" office:date-value="2019-11-14T20:00:00" calcext:value-type="date">
            <text:p>11/14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Третья октава"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12" calcext:value-type="float">
            <text:p>12</text:p>
          </table:table-cell>
          <table:table-cell office:value-type="date" office:date-value="2019-11-14T20:00:00" calcext:value-type="date">
            <text:p>11/14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Третья октава"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54354" calcext:value-type="float">
            <text:p>54354</text:p>
          </table:table-cell>
          <table:table-cell table:number-columns-repeated="2" office:value-type="string" calcext:value-type="string">
            <text:p>Джуманджи</text:p>
          </table:table-cell>
          <table:table-cell office:value-type="float" office:value="11" calcext:value-type="float">
            <text:p>11</text:p>
          </table:table-cell>
          <table:table-cell office:value-type="date" office:date-value="2019-11-14T20:00:00" calcext:value-type="date">
            <text:p>11/14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Третья октава"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11" calcext:value-type="float">
            <text:p>11</text:p>
          </table:table-cell>
          <table:table-cell office:value-type="date" office:date-value="2019-11-14T20:00:00" calcext:value-type="date">
            <text:p>11/14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Третья октава"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10" calcext:value-type="float">
            <text:p>10</text:p>
          </table:table-cell>
          <table:table-cell office:value-type="date" office:date-value="2019-11-14T20:00:00" calcext:value-type="date">
            <text:p>11/14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Третья октава"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number-columns-repeated="2" office:value-type="string" calcext:value-type="string">
            <text:p>Койнфлип</text:p>
          </table:table-cell>
          <table:table-cell office:value-type="float" office:value="8" calcext:value-type="float">
            <text:p>8</text:p>
          </table:table-cell>
          <table:table-cell office:value-type="date" office:date-value="2019-11-14T20:00:00" calcext:value-type="date">
            <text:p>11/14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Третья октава"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9631" calcext:value-type="float">
            <text:p>69631</text:p>
          </table:table-cell>
          <table:table-cell table:number-columns-repeated="2" office:value-type="string" calcext:value-type="string">
            <text:p>Дед Мазай и зайцы</text:p>
          </table:table-cell>
          <table:table-cell office:value-type="float" office:value="6" calcext:value-type="float">
            <text:p>6</text:p>
          </table:table-cell>
          <table:table-cell office:value-type="date" office:date-value="2019-11-14T20:00:00" calcext:value-type="date">
            <text:p>11/14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Третья октава"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70211" calcext:value-type="float">
            <text:p>70211</text:p>
          </table:table-cell>
          <table:table-cell table:number-columns-repeated="2" office:value-type="string" calcext:value-type="string">
            <text:p>Неестественный отбор</text:p>
          </table:table-cell>
          <table:table-cell office:value-type="float" office:value="5" calcext:value-type="float">
            <text:p>5</text:p>
          </table:table-cell>
          <table:table-cell office:value-type="date" office:date-value="2019-11-14T20:00:00" calcext:value-type="date">
            <text:p>11/14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Третья октава"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73710" calcext:value-type="float">
            <text:p>73710</text:p>
          </table:table-cell>
          <table:table-cell table:number-columns-repeated="2" office:value-type="string" calcext:value-type="string">
            <text:p>Общество без ответственности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14T20:00:00" calcext:value-type="date">
            <text:p>11/14/19 08:00 P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инхронный турнир "Третья октава"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22" calcext:value-type="float">
            <text:p>22</text:p>
          </table:table-cell>
          <table:table-cell office:value-type="date" office:date-value="2019-11-21" calcext:value-type="date">
            <text:p>11/2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4 этап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21" calcext:value-type="float">
            <text:p>21</text:p>
          </table:table-cell>
          <table:table-cell office:value-type="date" office:date-value="2019-11-21" calcext:value-type="date">
            <text:p>11/2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4 этап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21" calcext:value-type="float">
            <text:p>21</text:p>
          </table:table-cell>
          <table:table-cell office:value-type="date" office:date-value="2019-11-21" calcext:value-type="date">
            <text:p>11/2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4 этап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19" calcext:value-type="float">
            <text:p>19</text:p>
          </table:table-cell>
          <table:table-cell office:value-type="date" office:date-value="2019-11-21" calcext:value-type="date">
            <text:p>11/2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4 этап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19" calcext:value-type="float">
            <text:p>19</text:p>
          </table:table-cell>
          <table:table-cell office:value-type="date" office:date-value="2019-11-21" calcext:value-type="date">
            <text:p>11/2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4 этап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9631" calcext:value-type="float">
            <text:p>69631</text:p>
          </table:table-cell>
          <table:table-cell table:number-columns-repeated="2" office:value-type="string" calcext:value-type="string">
            <text:p>Дед Мазай и зайцы</text:p>
          </table:table-cell>
          <table:table-cell office:value-type="float" office:value="19" calcext:value-type="float">
            <text:p>19</text:p>
          </table:table-cell>
          <table:table-cell office:value-type="date" office:date-value="2019-11-21" calcext:value-type="date">
            <text:p>11/2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4 этап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54354" calcext:value-type="float">
            <text:p>54354</text:p>
          </table:table-cell>
          <table:table-cell table:number-columns-repeated="2" office:value-type="string" calcext:value-type="string">
            <text:p>Джуманджи</text:p>
          </table:table-cell>
          <table:table-cell office:value-type="float" office:value="17" calcext:value-type="float">
            <text:p>17</text:p>
          </table:table-cell>
          <table:table-cell office:value-type="date" office:date-value="2019-11-21" calcext:value-type="date">
            <text:p>11/2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4 этап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59995" calcext:value-type="float">
            <text:p>59995</text:p>
          </table:table-cell>
          <table:table-cell table:number-columns-repeated="2" office:value-type="string" calcext:value-type="string">
            <text:p>Чёрный хлеб</text:p>
          </table:table-cell>
          <table:table-cell office:value-type="float" office:value="14" calcext:value-type="float">
            <text:p>14</text:p>
          </table:table-cell>
          <table:table-cell office:value-type="date" office:date-value="2019-11-21" calcext:value-type="date">
            <text:p>11/2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4 этап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70211" calcext:value-type="float">
            <text:p>70211</text:p>
          </table:table-cell>
          <table:table-cell table:number-columns-repeated="2" office:value-type="string" calcext:value-type="string">
            <text:p>Неестественный отбор</text:p>
          </table:table-cell>
          <table:table-cell office:value-type="float" office:value="14" calcext:value-type="float">
            <text:p>14</text:p>
          </table:table-cell>
          <table:table-cell office:value-type="date" office:date-value="2019-11-21" calcext:value-type="date">
            <text:p>11/2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4 этап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0659" calcext:value-type="float">
            <text:p>60659</text:p>
          </table:table-cell>
          <table:table-cell table:number-columns-repeated="2" office:value-type="string" calcext:value-type="string">
            <text:p>Зашли погреться</text:p>
          </table:table-cell>
          <table:table-cell office:value-type="float" office:value="8" calcext:value-type="float">
            <text:p>8</text:p>
          </table:table-cell>
          <table:table-cell office:value-type="date" office:date-value="2019-11-21" calcext:value-type="date">
            <text:p>11/2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4 этап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4272" calcext:value-type="float">
            <text:p>64272</text:p>
          </table:table-cell>
          <table:table-cell table:number-columns-repeated="2" office:value-type="string" calcext:value-type="string">
            <text:p>Охтыжёжик</text:p>
          </table:table-cell>
          <table:table-cell office:value-type="float" office:value="8" calcext:value-type="float">
            <text:p>8</text:p>
          </table:table-cell>
          <table:table-cell office:value-type="date" office:date-value="2019-11-21" calcext:value-type="date">
            <text:p>11/2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4 этап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number-columns-repeated="2" office:value-type="string" calcext:value-type="string">
            <text:p>Койнфлип</text:p>
          </table:table-cell>
          <table:table-cell office:value-type="float" office:value="6" calcext:value-type="float">
            <text:p>6</text:p>
          </table:table-cell>
          <table:table-cell office:value-type="date" office:date-value="2019-11-21" calcext:value-type="date">
            <text:p>11/2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4 этап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73710" calcext:value-type="float">
            <text:p>73710</text:p>
          </table:table-cell>
          <table:table-cell table:number-columns-repeated="2" office:value-type="string" calcext:value-type="string">
            <text:p>Общество без ответственности</text:p>
          </table:table-cell>
          <table:table-cell office:value-type="float" office:value="4" calcext:value-type="float">
            <text:p>4</text:p>
          </table:table-cell>
          <table:table-cell office:value-type="date" office:date-value="2019-11-21" calcext:value-type="date">
            <text:p>11/21/19 12:00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VII Открытый всероссийский синхронный чемпионат. 4 этап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table:number-columns-repeated="2" office:value-type="string" calcext:value-type="string">
            <text:p>Пятая колонка</text:p>
          </table:table-cell>
          <table:table-cell office:value-type="float" office:value="25" calcext:value-type="float">
            <text:p>25</text:p>
          </table:table-cell>
          <table:table-cell office:value-type="date" office:date-value="2019-11-28T00:01:00" calcext:value-type="date">
            <text:p>11/28/19 12:01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9/2020. 2 игра 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table:number-columns-repeated="2" office:value-type="string" calcext:value-type="string">
            <text:p>Безумный Ма(р)кс</text:p>
          </table:table-cell>
          <table:table-cell office:value-type="float" office:value="25" calcext:value-type="float">
            <text:p>25</text:p>
          </table:table-cell>
          <table:table-cell office:value-type="date" office:date-value="2019-11-28T00:01:00" calcext:value-type="date">
            <text:p>11/28/19 12:01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9/2020. 2 игра 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72491" calcext:value-type="float">
            <text:p>72491</text:p>
          </table:table-cell>
          <table:table-cell table:number-columns-repeated="2" office:value-type="string" calcext:value-type="string">
            <text:p>Друшаутский портрет</text:p>
          </table:table-cell>
          <table:table-cell office:value-type="float" office:value="24" calcext:value-type="float">
            <text:p>24</text:p>
          </table:table-cell>
          <table:table-cell office:value-type="date" office:date-value="2019-11-28T00:01:00" calcext:value-type="date">
            <text:p>11/28/19 12:01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9/2020. 2 игра 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table:number-columns-repeated="2" office:value-type="string" calcext:value-type="string">
            <text:p>Резерв ставки</text:p>
          </table:table-cell>
          <table:table-cell office:value-type="float" office:value="19" calcext:value-type="float">
            <text:p>19</text:p>
          </table:table-cell>
          <table:table-cell office:value-type="date" office:date-value="2019-11-28T00:01:00" calcext:value-type="date">
            <text:p>11/28/19 12:01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9/2020. 2 игра 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9631" calcext:value-type="float">
            <text:p>69631</text:p>
          </table:table-cell>
          <table:table-cell table:number-columns-repeated="2" office:value-type="string" calcext:value-type="string">
            <text:p>Дед Мазай и зайцы</text:p>
          </table:table-cell>
          <table:table-cell office:value-type="float" office:value="19" calcext:value-type="float">
            <text:p>19</text:p>
          </table:table-cell>
          <table:table-cell office:value-type="date" office:date-value="2019-11-28T00:01:00" calcext:value-type="date">
            <text:p>11/28/19 12:01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9/2020. 2 игра 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70211" calcext:value-type="float">
            <text:p>70211</text:p>
          </table:table-cell>
          <table:table-cell table:number-columns-repeated="2" office:value-type="string" calcext:value-type="string">
            <text:p>Неестественный отбор</text:p>
          </table:table-cell>
          <table:table-cell office:value-type="float" office:value="19" calcext:value-type="float">
            <text:p>19</text:p>
          </table:table-cell>
          <table:table-cell office:value-type="date" office:date-value="2019-11-28T00:01:00" calcext:value-type="date">
            <text:p>11/28/19 12:01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9/2020. 2 игра 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59995" calcext:value-type="float">
            <text:p>59995</text:p>
          </table:table-cell>
          <table:table-cell table:number-columns-repeated="2" office:value-type="string" calcext:value-type="string">
            <text:p>Чёрный хлеб</text:p>
          </table:table-cell>
          <table:table-cell office:value-type="float" office:value="18" calcext:value-type="float">
            <text:p>18</text:p>
          </table:table-cell>
          <table:table-cell office:value-type="date" office:date-value="2019-11-28T00:01:00" calcext:value-type="date">
            <text:p>11/28/19 12:01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9/2020. 2 игра 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table:number-columns-repeated="2" office:value-type="string" calcext:value-type="string">
            <text:p>Жёваный крот</text:p>
          </table:table-cell>
          <table:table-cell office:value-type="float" office:value="18" calcext:value-type="float">
            <text:p>18</text:p>
          </table:table-cell>
          <table:table-cell office:value-type="date" office:date-value="2019-11-28T00:01:00" calcext:value-type="date">
            <text:p>11/28/19 12:01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9/2020. 2 игра 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number-columns-repeated="2" office:value-type="string" calcext:value-type="string">
            <text:p>Клинический случай</text:p>
          </table:table-cell>
          <table:table-cell office:value-type="float" office:value="16" calcext:value-type="float">
            <text:p>16</text:p>
          </table:table-cell>
          <table:table-cell office:value-type="date" office:date-value="2019-11-28T00:01:00" calcext:value-type="date">
            <text:p>11/28/19 12:01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9/2020. 2 игра 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4272" calcext:value-type="float">
            <text:p>64272</text:p>
          </table:table-cell>
          <table:table-cell table:number-columns-repeated="2" office:value-type="string" calcext:value-type="string">
            <text:p>Охтыжёжик</text:p>
          </table:table-cell>
          <table:table-cell office:value-type="float" office:value="10" calcext:value-type="float">
            <text:p>10</text:p>
          </table:table-cell>
          <table:table-cell office:value-type="date" office:date-value="2019-11-28T00:01:00" calcext:value-type="date">
            <text:p>11/28/19 12:01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9/2020. 2 игра 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number-columns-repeated="2" office:value-type="string" calcext:value-type="string">
            <text:p>Койнфлип</text:p>
          </table:table-cell>
          <table:table-cell office:value-type="float" office:value="8" calcext:value-type="float">
            <text:p>8</text:p>
          </table:table-cell>
          <table:table-cell office:value-type="date" office:date-value="2019-11-28T00:01:00" calcext:value-type="date">
            <text:p>11/28/19 12:01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9/2020. 2 игра 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float" office:value="40393" calcext:value-type="float">
            <text:p>40393</text:p>
          </table:table-cell>
          <table:table-cell table:number-columns-repeated="2" office:value-type="string" calcext:value-type="string">
            <text:p>Нет сигнала</text:p>
          </table:table-cell>
          <table:table-cell office:value-type="float" office:value="7" calcext:value-type="float">
            <text:p>7</text:p>
          </table:table-cell>
          <table:table-cell office:value-type="date" office:date-value="2019-11-28T00:01:00" calcext:value-type="date">
            <text:p>11/28/19 12:01 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еждународный синхронный турнир Балтийский Берег - 2019/2020. 2 игра 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ень</text:p>
          </table:table-cell>
        </table:table-row>
      </table:table>
      <table:named-expressions/>
      <table:database-ranges>
        <table:database-range table:name="__Anonymous_Sheet_DB__0" table:target-range-address="rating.A1:rating.J410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16:32:58.42219745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5T16:33:48.735998374</dc:date>
    <meta:editing-duration>PT1H19M38S</meta:editing-duration>
    <meta:editing-cycles>15</meta:editing-cycles>
    <meta:generator>LibreOffice/6.0.7.3$Linux_X86_64 LibreOffice_project/00m0$Build-3</meta:generator>
    <meta:document-statistic meta:table-count="1" meta:cell-count="4100" meta:object-count="0"/>
  </office:meta>
</office:document-meta>
</file>